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margin-left="0cm" fo:margin-right="0cm" fo:text-align="end" style:justify-single-word="false" fo:text-indent="0cm" style:auto-text-indent="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officeooo:paragraph-rsid="00379c43"/>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9pt" style:font-size-asian="7.84999990463257pt" style:font-size-complex="9pt"/>
    </style:style>
    <style:style style:name="P9" style:family="paragraph" style:parent-style-name="Standard">
      <style:text-properties fo:font-size="9pt" style:font-size-asian="7.84999990463257pt" style:font-size-complex="9pt"/>
    </style:style>
    <style:style style:name="P10" style:family="paragraph" style:parent-style-name="Standard">
      <style:paragraph-properties fo:text-align="justify" style:justify-single-word="false"/>
      <style:text-properties officeooo:paragraph-rsid="003680dc"/>
    </style:style>
    <style:style style:name="P11" style:family="paragraph" style:parent-style-name="Standard">
      <style:paragraph-properties fo:text-align="justify" style:justify-single-word="false"/>
      <style:text-properties officeooo:paragraph-rsid="00428b2c"/>
    </style:style>
    <style:style style:name="P12" style:family="paragraph" style:parent-style-name="Standard">
      <style:paragraph-properties fo:text-align="justify" style:justify-single-word="false"/>
      <style:text-properties officeooo:paragraph-rsid="00379c43"/>
    </style:style>
    <style:style style:name="P13" style:family="paragraph" style:parent-style-name="Standard">
      <style:paragraph-properties fo:text-align="start" style:justify-single-word="false"/>
      <style:text-properties officeooo:paragraph-rsid="00379c43"/>
    </style:style>
    <style:style style:name="P1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2">
      <style:paragraph-properties>
        <style:tab-stops>
          <style:tab-stop style:position="15.921cm" style:type="right" style:leader-style="dotted" style:leader-text="."/>
        </style:tab-stops>
      </style:paragraph-properties>
    </style:style>
    <style:style style:name="P17" style:family="paragraph" style:parent-style-name="Contents_20_3">
      <style:paragraph-properties>
        <style:tab-stops>
          <style:tab-stop style:position="15.921cm" style:type="right" style:leader-style="dotted" style:leader-text="."/>
        </style:tab-stops>
      </style:paragraph-properties>
    </style:style>
    <style:style style:name="P18" style:family="paragraph" style:parent-style-name="Contents_20_Heading" style:master-page-name="Standard">
      <style:paragraph-properties style:page-number="1" fo:break-before="page"/>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2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641da"/>
    </style:style>
    <style:style style:name="P21"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85dba"/>
    </style:style>
    <style:style style:name="P2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9fd72"/>
    </style:style>
    <style:style style:name="P23"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61c1"/>
    </style:style>
    <style:style style:name="P24"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61c1"/>
    </style:style>
    <style:style style:name="P25"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e5221"/>
    </style:style>
    <style:style style:name="P26"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020ba"/>
    </style:style>
    <style:style style:name="P27"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074f1"/>
    </style:style>
    <style:style style:name="P28"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146d4"/>
    </style:style>
    <style:style style:name="P29"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788cb"/>
    </style:style>
    <style:style style:name="P30"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c61c1"/>
    </style:style>
    <style:style style:name="P31"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c61c1"/>
    </style:style>
    <style:style style:name="P32"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5221"/>
    </style:style>
    <style:style style:name="P33"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46d4"/>
    </style:style>
    <style:style style:name="P34"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146d4"/>
    </style:style>
    <style:style style:name="P35"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3f860"/>
    </style:style>
    <style:style style:name="P36" style:family="paragraph" style:parent-style-name="Heading_20_3" style:list-style-name="L2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40fd2"/>
    </style:style>
    <style:style style:name="P37" style:family="paragraph" style:parent-style-name="Standard">
      <style:paragraph-properties fo:text-align="justify" style:justify-single-word="false"/>
      <style:text-properties style:font-name="Georgia" officeooo:rsid="0023ad53" officeooo:paragraph-rsid="005c61c1" style:font-name-asian="Georgia1" style:font-name-complex="Georgia1"/>
    </style:style>
    <style:style style:name="P38" style:family="paragraph" style:parent-style-name="Standard" style:list-style-name="L26">
      <style:paragraph-properties fo:text-align="justify" style:justify-single-word="false"/>
      <style:text-properties style:font-name="Georgia" officeooo:rsid="0023ad53" officeooo:paragraph-rsid="005c61c1" style:font-name-asian="Georgia1" style:font-name-complex="Georgia1"/>
    </style:style>
    <style:style style:name="P39" style:family="paragraph" style:parent-style-name="Standard" style:list-style-name="L40">
      <style:paragraph-properties fo:text-align="justify" style:justify-single-word="false"/>
      <style:text-properties style:font-name="Georgia" officeooo:rsid="0023ad53" officeooo:paragraph-rsid="005c61c1" style:font-name-asian="Georgia1" style:font-name-complex="Georgia1"/>
    </style:style>
    <style:style style:name="P40" style:family="paragraph" style:parent-style-name="Standard">
      <style:paragraph-properties fo:text-align="justify" style:justify-single-word="false"/>
      <style:text-properties style:font-name="Georgia" officeooo:rsid="0037bcdb" style:font-name-asian="Georgia1" style:font-name-complex="Georgia1"/>
    </style:style>
    <style:style style:name="P41" style:family="paragraph" style:parent-style-name="Standard">
      <style:paragraph-properties fo:text-align="center" style:justify-single-word="false"/>
      <style:text-properties style:font-name="Georgia" officeooo:rsid="0037bcdb" style:font-name-asian="Georgia1" style:font-name-complex="Georgia1"/>
    </style:style>
    <style:style style:name="P42" style:family="paragraph" style:parent-style-name="Standard">
      <style:paragraph-properties fo:text-align="center" style:justify-single-word="false"/>
      <style:text-properties style:font-name="Georgia" officeooo:rsid="0037bcdb" officeooo:paragraph-rsid="005c61c1" style:font-name-asian="Georgia1" style:font-name-complex="Georgia1"/>
    </style:style>
    <style:style style:name="P43" style:family="paragraph" style:parent-style-name="Standard">
      <style:paragraph-properties fo:text-align="justify" style:justify-single-word="false"/>
      <style:text-properties style:font-name="Georgia" officeooo:paragraph-rsid="00585dba" style:font-name-asian="Georgia1" style:font-name-complex="Georgia1"/>
    </style:style>
    <style:style style:name="P44" style:family="paragraph" style:parent-style-name="Standard">
      <style:paragraph-properties fo:text-align="justify" style:justify-single-word="false"/>
      <style:text-properties style:font-name="Georgia" officeooo:paragraph-rsid="0059fd72" style:font-name-asian="Georgia1" style:font-name-complex="Georgia1"/>
    </style:style>
    <style:style style:name="P45" style:family="paragraph" style:parent-style-name="Standard">
      <style:paragraph-properties fo:text-align="justify" style:justify-single-word="false"/>
      <style:text-properties style:font-name="Georgia" officeooo:paragraph-rsid="005b9044" style:font-name-asian="Georgia1" style:font-name-complex="Georgia1"/>
    </style:style>
    <style:style style:name="P46" style:family="paragraph" style:parent-style-name="Standard">
      <style:paragraph-properties fo:text-align="justify" style:justify-single-word="false"/>
      <style:text-properties style:font-name="Georgia" officeooo:paragraph-rsid="005c61c1" style:font-name-asian="Georgia1" style:font-name-complex="Georgia1"/>
    </style:style>
    <style:style style:name="P47" style:family="paragraph" style:parent-style-name="Standard">
      <style:paragraph-properties fo:text-align="justify" style:justify-single-word="false"/>
      <style:text-properties style:font-name="Georgia" officeooo:paragraph-rsid="005e5221" style:font-name-asian="Georgia1" style:font-name-complex="Georgia1"/>
    </style:style>
    <style:style style:name="P48" style:family="paragraph" style:parent-style-name="Standard">
      <style:paragraph-properties fo:text-align="justify" style:justify-single-word="false"/>
      <style:text-properties style:font-name="Georgia" officeooo:paragraph-rsid="006074f1" style:font-name-asian="Georgia1" style:font-name-complex="Georgia1"/>
    </style:style>
    <style:style style:name="P49" style:family="paragraph" style:parent-style-name="Standard">
      <style:paragraph-properties fo:text-align="justify" style:justify-single-word="false"/>
      <style:text-properties style:font-name="Georgia" officeooo:paragraph-rsid="006146d4" style:font-name-asian="Georgia1" style:font-name-complex="Georgia1"/>
    </style:style>
    <style:style style:name="P50" style:family="paragraph" style:parent-style-name="Standard">
      <style:paragraph-properties fo:text-align="justify" style:justify-single-word="false"/>
      <style:text-properties style:font-name="Georgia" officeooo:paragraph-rsid="006788cb" style:font-name-asian="Georgia1" style:font-name-complex="Georgia1"/>
    </style:style>
    <style:style style:name="P51"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641da" style:font-name-asian="Georgia1" style:font-name-complex="Georgia1"/>
    </style:style>
    <style:style style:name="P52"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c61c1" style:font-name-asian="Georgia1" style:font-name-complex="Georgia1"/>
    </style:style>
    <style:style style:name="P53"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e5221" style:font-name-asian="Georgia1" style:font-name-complex="Georgia1"/>
    </style:style>
    <style:style style:name="P54" style:family="paragraph" style:parent-style-name="Standard" style:list-style-name="L26">
      <style:paragraph-properties fo:text-align="justify" style:justify-single-word="false"/>
      <style:text-properties style:font-name="Georgia" officeooo:rsid="00569c87" officeooo:paragraph-rsid="005c61c1" style:font-name-asian="Georgia1" style:font-name-complex="Georgia1"/>
    </style:style>
    <style:style style:name="P55" style:family="paragraph" style:parent-style-name="Standard">
      <style:paragraph-properties fo:text-align="justify" style:justify-single-word="false"/>
      <style:text-properties style:font-name="Georgia" officeooo:rsid="005b9044" officeooo:paragraph-rsid="005b9044" style:font-name-asian="Georgia1" style:font-name-complex="Georgia1"/>
    </style:style>
    <style:style style:name="P56" style:family="paragraph" style:parent-style-name="Standard">
      <style:paragraph-properties fo:text-align="justify" style:justify-single-word="false"/>
      <style:text-properties style:font-name="Georgia" officeooo:rsid="005c61c1" officeooo:paragraph-rsid="00689bb2" style:font-name-asian="Georgia1" style:font-name-complex="Georgia1"/>
    </style:style>
    <style:style style:name="P57" style:family="paragraph" style:parent-style-name="Standard">
      <style:text-properties style:font-name="Georgia" officeooo:paragraph-rsid="005c61c1" style:font-name-asian="Georgia1" style:font-name-complex="Georgia1"/>
    </style:style>
    <style:style style:name="P58" style:family="paragraph" style:parent-style-name="Standard">
      <style:paragraph-properties fo:text-align="justify" style:justify-single-word="false"/>
      <style:text-properties style:font-name="Georgia" officeooo:rsid="005e5221" officeooo:paragraph-rsid="005e5221" style:font-name-asian="Georgia1" style:font-name-complex="Georgia1"/>
    </style:style>
    <style:style style:name="P59" style:family="paragraph" style:parent-style-name="Standard">
      <style:paragraph-properties fo:text-align="justify" style:justify-single-word="false"/>
      <style:text-properties style:font-name="Georgia" officeooo:rsid="005e5221" officeooo:paragraph-rsid="006146d4" style:font-name-asian="Georgia1" style:font-name-complex="Georgia1"/>
    </style:style>
    <style:style style:name="P60" style:family="paragraph" style:parent-style-name="Standard">
      <style:paragraph-properties fo:text-align="justify" style:justify-single-word="false"/>
      <style:text-properties style:font-name="Georgia" officeooo:rsid="005e5221" officeooo:paragraph-rsid="006306c6" style:font-name-asian="Georgia1" style:font-name-complex="Georgia1"/>
    </style:style>
    <style:style style:name="P61" style:family="paragraph" style:parent-style-name="Standard">
      <style:paragraph-properties fo:text-align="justify" style:justify-single-word="false"/>
      <style:text-properties style:font-name="Georgia" officeooo:rsid="005e5221" officeooo:paragraph-rsid="006788cb" style:font-name-asian="Georgia1" style:font-name-complex="Georgia1"/>
    </style:style>
    <style:style style:name="P62" style:family="paragraph" style:parent-style-name="Standard">
      <style:paragraph-properties fo:text-align="justify" style:justify-single-word="false"/>
      <style:text-properties style:font-name="Georgia" officeooo:paragraph-rsid="005e5221" fo:background-color="transparent" style:font-name-asian="Georgia1" style:font-name-complex="Georgia1"/>
    </style:style>
    <style:style style:name="P63" style:family="paragraph" style:parent-style-name="Standard">
      <style:paragraph-properties fo:text-align="center" style:justify-single-word="false"/>
      <style:text-properties style:font-name="Georgia" officeooo:rsid="0037bcdb" fo:background-color="#ff0000" style:font-name-asian="Georgia1" style:font-name-complex="Georgia1"/>
    </style:style>
    <style:style style:name="P64" style:family="paragraph" style:parent-style-name="Standard">
      <style:paragraph-properties fo:text-align="justify" style:justify-single-word="false"/>
      <style:text-properties style:font-name="Georgia" officeooo:rsid="005b9044" officeooo:paragraph-rsid="005b9044" fo:background-color="#ff0000" style:font-name-asian="Georgia1" style:font-name-complex="Georgia1"/>
    </style:style>
    <style:style style:name="P65" style:family="paragraph" style:parent-style-name="Standard">
      <style:paragraph-properties fo:text-align="center" style:justify-single-word="false"/>
      <style:text-properties style:font-name="Georgia" officeooo:rsid="0037bcdb" fo:background-color="#81d41a" style:font-name-asian="Georgia1" style:font-name-complex="Georgia1"/>
    </style:style>
    <style:style style:name="P66" style:family="paragraph" style:parent-style-name="Standard">
      <style:paragraph-properties fo:text-align="center" style:justify-single-word="false"/>
      <style:text-properties style:font-name="Georgia" officeooo:rsid="0037bcdb" fo:background-color="#ffff00" style:font-name-asian="Georgia1" style:font-name-complex="Georgia1"/>
    </style:style>
    <style:style style:name="P67" style:family="paragraph" style:parent-style-name="Standard">
      <style:paragraph-properties fo:text-align="justify" style:justify-single-word="false"/>
      <style:text-properties style:font-name="Georgia" officeooo:rsid="005c61c1" officeooo:paragraph-rsid="005c61c1" fo:background-color="#ffff00" style:font-name-asian="Georgia1" style:font-name-complex="Georgia1"/>
    </style:style>
    <style:style style:name="P68" style:family="paragraph" style:parent-style-name="Standard">
      <style:paragraph-properties fo:text-align="center" style:justify-single-word="false"/>
      <style:text-properties style:font-name="Georgia" officeooo:rsid="0037bcdb" fo:background-color="#3465a4" style:font-name-asian="Georgia1" style:font-name-complex="Georgia1"/>
    </style:style>
    <style:style style:name="P69" style:family="paragraph" style:parent-style-name="Standard">
      <style:paragraph-properties fo:text-align="justify" style:justify-single-word="false"/>
      <style:text-properties style:font-name="Georgia" officeooo:rsid="005c61c1" officeooo:paragraph-rsid="00689bb2" fo:background-color="#3465a4" style:font-name-asian="Georgia1" style:font-name-complex="Georgia1"/>
    </style:style>
    <style:style style:name="P70" style:family="paragraph" style:parent-style-name="Standard" style:master-page-name="First_20_Page">
      <style:paragraph-properties fo:text-align="center" style:justify-single-word="false" style:page-number="1"/>
    </style:style>
    <style:style style:name="P71" style:family="paragraph" style:parent-style-name="Standard">
      <style:paragraph-properties fo:text-align="justify" style:justify-single-word="false"/>
      <style:text-properties officeooo:paragraph-rsid="003e180c"/>
    </style:style>
    <style:style style:name="P72" style:family="paragraph" style:parent-style-name="Standard">
      <style:paragraph-properties fo:text-align="justify" style:justify-single-word="false"/>
      <style:text-properties officeooo:paragraph-rsid="003f3f15"/>
    </style:style>
    <style:style style:name="P73" style:family="paragraph" style:parent-style-name="Standard">
      <style:paragraph-properties fo:text-align="justify" style:justify-single-word="false"/>
      <style:text-properties officeooo:paragraph-rsid="00585dba"/>
    </style:style>
    <style:style style:name="P74" style:family="paragraph" style:parent-style-name="Standard">
      <style:paragraph-properties fo:text-align="justify" style:justify-single-word="false"/>
      <style:text-properties officeooo:paragraph-rsid="0059fd72"/>
    </style:style>
    <style:style style:name="P75" style:family="paragraph" style:parent-style-name="Standard" style:list-style-name="L12">
      <style:paragraph-properties fo:text-align="justify" style:justify-single-word="false"/>
      <style:text-properties officeooo:paragraph-rsid="005b9044"/>
    </style:style>
    <style:style style:name="P76" style:family="paragraph" style:parent-style-name="Standard">
      <style:paragraph-properties fo:text-align="justify" style:justify-single-word="false"/>
      <style:text-properties officeooo:paragraph-rsid="005b9044"/>
    </style:style>
    <style:style style:name="P77" style:family="paragraph" style:parent-style-name="Standard" style:list-style-name="L13">
      <style:paragraph-properties fo:text-align="justify" style:justify-single-word="false"/>
      <style:text-properties officeooo:paragraph-rsid="005b9044"/>
    </style:style>
    <style:style style:name="P78" style:family="paragraph" style:parent-style-name="Standard" style:list-style-name="L14">
      <style:paragraph-properties fo:text-align="justify" style:justify-single-word="false"/>
      <style:text-properties officeooo:paragraph-rsid="005b9044"/>
    </style:style>
    <style:style style:name="P79" style:family="paragraph" style:parent-style-name="Standard" style:list-style-name="L15">
      <style:paragraph-properties fo:text-align="justify" style:justify-single-word="false"/>
      <style:text-properties officeooo:paragraph-rsid="005c61c1"/>
    </style:style>
    <style:style style:name="P80" style:family="paragraph" style:parent-style-name="Standard" style:list-style-name="L18">
      <style:paragraph-properties fo:text-align="justify" style:justify-single-word="false"/>
      <style:text-properties officeooo:paragraph-rsid="005c61c1"/>
    </style:style>
    <style:style style:name="P81" style:family="paragraph" style:parent-style-name="Standard" style:list-style-name="L19">
      <style:paragraph-properties fo:text-align="justify" style:justify-single-word="false"/>
      <style:text-properties officeooo:paragraph-rsid="005c61c1"/>
    </style:style>
    <style:style style:name="P82" style:family="paragraph" style:parent-style-name="Standard">
      <style:paragraph-properties fo:text-align="justify" style:justify-single-word="false"/>
      <style:text-properties officeooo:paragraph-rsid="005c61c1"/>
    </style:style>
    <style:style style:name="P83" style:family="paragraph" style:parent-style-name="Standard" style:list-style-name="L26">
      <style:paragraph-properties fo:text-align="justify" style:justify-single-word="false"/>
      <style:text-properties officeooo:paragraph-rsid="005c61c1"/>
    </style:style>
    <style:style style:name="P84" style:family="paragraph" style:parent-style-name="Standard" style:list-style-name="L30">
      <style:paragraph-properties fo:text-align="justify" style:justify-single-word="false"/>
      <style:text-properties officeooo:paragraph-rsid="005b9044"/>
    </style:style>
    <style:style style:name="P85" style:family="paragraph" style:parent-style-name="Standard" style:list-style-name="L31">
      <style:paragraph-properties fo:text-align="justify" style:justify-single-word="false"/>
      <style:text-properties officeooo:paragraph-rsid="005b9044"/>
    </style:style>
    <style:style style:name="P86" style:family="paragraph" style:parent-style-name="Standard" style:list-style-name="L32">
      <style:paragraph-properties fo:text-align="justify" style:justify-single-word="false"/>
      <style:text-properties officeooo:paragraph-rsid="005b9044"/>
    </style:style>
    <style:style style:name="P87" style:family="paragraph" style:parent-style-name="Standard" style:list-style-name="L33">
      <style:paragraph-properties fo:text-align="justify" style:justify-single-word="false"/>
      <style:text-properties officeooo:paragraph-rsid="005b9044"/>
    </style:style>
    <style:style style:name="P88" style:family="paragraph" style:parent-style-name="Standard" style:list-style-name="L35">
      <style:paragraph-properties fo:text-align="justify" style:justify-single-word="false"/>
      <style:text-properties officeooo:paragraph-rsid="00585dba"/>
    </style:style>
    <style:style style:name="P89" style:family="paragraph" style:parent-style-name="Standard" style:list-style-name="L36">
      <style:paragraph-properties fo:text-align="justify" style:justify-single-word="false"/>
      <style:text-properties officeooo:paragraph-rsid="00585dba"/>
    </style:style>
    <style:style style:name="P90" style:family="paragraph" style:parent-style-name="Standard">
      <style:paragraph-properties fo:text-align="justify" style:justify-single-word="false"/>
      <style:text-properties officeooo:paragraph-rsid="006146d4"/>
    </style:style>
    <style:style style:name="P91" style:family="paragraph" style:parent-style-name="Standard">
      <style:paragraph-properties fo:text-align="justify" style:justify-single-word="false"/>
      <style:text-properties officeooo:paragraph-rsid="006306c6"/>
    </style:style>
    <style:style style:name="P92" style:family="paragraph" style:parent-style-name="Standard">
      <style:paragraph-properties fo:text-align="justify" style:justify-single-word="false"/>
      <style:text-properties officeooo:paragraph-rsid="00640fd2"/>
    </style:style>
    <style:style style:name="P93" style:family="paragraph" style:parent-style-name="Standard">
      <style:paragraph-properties fo:text-align="justify" style:justify-single-word="false"/>
      <style:text-properties officeooo:paragraph-rsid="00689bb2"/>
    </style:style>
    <style:style style:name="P94" style:family="paragraph" style:parent-style-name="Standard">
      <style:paragraph-properties fo:text-align="justify" style:justify-single-word="false"/>
      <style:text-properties fo:font-weight="normal" officeooo:paragraph-rsid="00585dba" style:font-weight-asian="normal" style:font-weight-complex="normal"/>
    </style:style>
    <style:style style:name="P95" style:family="paragraph" style:parent-style-name="Standard">
      <style:paragraph-properties fo:text-align="justify" style:justify-single-word="false"/>
      <style:text-properties fo:font-weight="normal" officeooo:paragraph-rsid="0059fd72" style:font-weight-asian="normal" style:font-weight-complex="normal"/>
    </style:style>
    <style:style style:name="P96" style:family="paragraph" style:parent-style-name="Standard">
      <style:paragraph-properties fo:text-align="justify" style:justify-single-word="false"/>
      <style:text-properties fo:font-weight="normal" officeooo:paragraph-rsid="005c61c1" style:font-weight-asian="normal" style:font-weight-complex="normal"/>
    </style:style>
    <style:style style:name="P97" style:family="paragraph" style:parent-style-name="Standard">
      <style:paragraph-properties fo:margin-top="0cm" fo:margin-bottom="0cm" style:contextual-spacing="false" fo:line-height="115%" fo:text-align="justify" style:justify-single-word="false"/>
      <style:text-properties officeooo:paragraph-rsid="005c61c1"/>
    </style:style>
    <style:style style:name="P98" style:family="paragraph" style:parent-style-name="Standard" style:list-style-name="L23">
      <style:paragraph-properties fo:margin-top="0cm" fo:margin-bottom="0cm" style:contextual-spacing="false" fo:line-height="115%" fo:text-align="justify" style:justify-single-word="false"/>
      <style:text-properties officeooo:paragraph-rsid="005c61c1"/>
    </style:style>
    <style:style style:name="P99" style:family="paragraph" style:parent-style-name="Standard" style:list-style-name="L24">
      <style:paragraph-properties fo:margin-top="0cm" fo:margin-bottom="0cm" style:contextual-spacing="false" fo:line-height="115%" fo:text-align="justify" style:justify-single-word="false"/>
      <style:text-properties officeooo:paragraph-rsid="005c61c1"/>
    </style:style>
    <style:style style:name="P100" style:family="paragraph" style:parent-style-name="Standard" style:list-style-name="L25">
      <style:paragraph-properties fo:margin-top="0cm" fo:margin-bottom="0cm" style:contextual-spacing="false" fo:line-height="115%" fo:text-align="justify" style:justify-single-word="false"/>
      <style:text-properties officeooo:paragraph-rsid="005c61c1"/>
    </style:style>
    <style:style style:name="P101" style:family="paragraph" style:parent-style-name="Standard">
      <style:paragraph-properties fo:text-align="justify" style:justify-single-word="false"/>
      <style:text-properties officeooo:paragraph-rsid="005e5221" fo:background-color="transparent"/>
    </style:style>
    <style:style style:name="P102" style:family="paragraph" style:parent-style-name="Standard">
      <style:paragraph-properties fo:margin-left="0cm" fo:margin-right="0cm" fo:text-indent="0cm" style:auto-text-indent="false" style:writing-mode="lr-tb"/>
      <style:text-properties officeooo:paragraph-rsid="0059fd72"/>
    </style:style>
    <style:style style:name="P103" style:family="paragraph" style:parent-style-name="Standard" style:list-style-name="L26">
      <style:paragraph-properties fo:text-align="justify" style:justify-single-word="false"/>
      <style:text-properties officeooo:rsid="005960e7" officeooo:paragraph-rsid="005c61c1"/>
    </style:style>
    <style:style style:name="P104" style:family="paragraph" style:parent-style-name="Standard">
      <style:text-properties officeooo:paragraph-rsid="005b9044"/>
    </style:style>
    <style:style style:name="P105" style:family="paragraph" style:parent-style-name="Standard">
      <style:paragraph-properties fo:margin-left="0cm" fo:margin-right="0cm" fo:text-indent="0cm" style:auto-text-indent="false" style:writing-mode="lr-tb"/>
      <style:text-properties officeooo:paragraph-rsid="005b9044"/>
    </style:style>
    <style:style style:name="P106" style:family="paragraph" style:parent-style-name="Standard">
      <style:paragraph-properties fo:text-align="justify" style:justify-single-word="false"/>
      <style:text-properties officeooo:rsid="005b9044" officeooo:paragraph-rsid="005b9044"/>
    </style:style>
    <style:style style:name="P107" style:family="paragraph" style:parent-style-name="Standard" style:list-style-name="L28">
      <style:paragraph-properties fo:text-align="justify" style:justify-single-word="false"/>
      <style:text-properties officeooo:rsid="005b9044" officeooo:paragraph-rsid="005b9044"/>
    </style:style>
    <style:style style:name="P108" style:family="paragraph" style:parent-style-name="Standard" style:list-style-name="L28">
      <style:paragraph-properties fo:text-align="justify" style:justify-single-word="false"/>
      <style:text-properties officeooo:rsid="005b9044" officeooo:paragraph-rsid="005e5221"/>
    </style:style>
    <style:style style:name="P109" style:family="paragraph" style:parent-style-name="Standard">
      <style:paragraph-properties fo:text-align="justify" style:justify-single-word="false"/>
      <style:text-properties officeooo:rsid="005b9044" officeooo:paragraph-rsid="005e5221"/>
    </style:style>
    <style:style style:name="P110" style:family="paragraph" style:parent-style-name="Standard" style:list-style-name="L29">
      <style:paragraph-properties fo:text-align="justify" style:justify-single-word="false"/>
      <style:text-properties officeooo:rsid="005b9044" officeooo:paragraph-rsid="005b9044"/>
    </style:style>
    <style:style style:name="P111" style:family="paragraph" style:parent-style-name="Standard" style:list-style-name="L32">
      <style:paragraph-properties fo:text-align="justify" style:justify-single-word="false"/>
      <style:text-properties officeooo:rsid="005b9044" officeooo:paragraph-rsid="005b9044"/>
    </style:style>
    <style:style style:name="P112" style:family="paragraph" style:parent-style-name="Standard">
      <style:paragraph-properties fo:text-align="justify" style:justify-single-word="false"/>
      <style:text-properties officeooo:rsid="005b9044" officeooo:paragraph-rsid="006020ba"/>
    </style:style>
    <style:style style:name="P113" style:family="paragraph" style:parent-style-name="Standard">
      <style:paragraph-properties fo:text-align="justify" style:justify-single-word="false"/>
      <style:text-properties officeooo:rsid="005b9044" officeooo:paragraph-rsid="006074f1"/>
    </style:style>
    <style:style style:name="P114" style:family="paragraph" style:parent-style-name="Standard" style:list-style-name="L38">
      <style:paragraph-properties fo:text-align="justify" style:justify-single-word="false"/>
      <style:text-properties officeooo:rsid="005b9044" officeooo:paragraph-rsid="005b9044"/>
    </style:style>
    <style:style style:name="P115" style:family="paragraph" style:parent-style-name="Standard">
      <style:text-properties officeooo:rsid="005b9044" officeooo:paragraph-rsid="005c61c1"/>
    </style:style>
    <style:style style:name="P116" style:family="paragraph" style:parent-style-name="Standard" style:list-style-name="L12">
      <style:paragraph-properties fo:text-align="justify" style:justify-single-word="false"/>
      <style:text-properties officeooo:rsid="00607e38" officeooo:paragraph-rsid="005b9044"/>
    </style:style>
    <style:style style:name="P117" style:family="paragraph" style:parent-style-name="Standard">
      <style:paragraph-properties fo:text-align="justify" style:justify-single-word="false"/>
      <style:text-properties officeooo:rsid="00607e38" officeooo:paragraph-rsid="005b9044"/>
    </style:style>
    <style:style style:name="P118" style:family="paragraph" style:parent-style-name="Standard" style:list-style-name="L12">
      <style:paragraph-properties fo:text-align="justify" style:justify-single-word="false"/>
      <style:text-properties officeooo:rsid="0060069b" officeooo:paragraph-rsid="005b9044"/>
    </style:style>
    <style:style style:name="P119" style:family="paragraph" style:parent-style-name="Standard">
      <style:paragraph-properties fo:text-align="justify" style:justify-single-word="false"/>
      <style:text-properties fo:font-weight="bold" officeooo:paragraph-rsid="006146d4" style:font-weight-asian="bold" style:font-weight-complex="bold"/>
    </style:style>
    <style:style style:name="P120" style:family="paragraph" style:parent-style-name="Standard" style:list-style-name="L14">
      <style:paragraph-properties fo:text-align="justify" style:justify-single-word="false"/>
      <style:text-properties officeooo:rsid="0061ddd3" officeooo:paragraph-rsid="005b9044"/>
    </style:style>
    <style:style style:name="P121" style:family="paragraph" style:parent-style-name="Standard">
      <style:text-properties officeooo:paragraph-rsid="005c61c1"/>
    </style:style>
    <style:style style:name="P122" style:family="paragraph" style:parent-style-name="Standard">
      <style:paragraph-properties fo:margin-left="1.27cm" fo:margin-right="0cm" fo:text-indent="0cm" style:auto-text-indent="false"/>
      <style:text-properties officeooo:paragraph-rsid="005c61c1"/>
    </style:style>
    <style:style style:name="P123" style:family="paragraph" style:parent-style-name="Standard">
      <style:paragraph-properties fo:text-align="justify" style:justify-single-word="false"/>
      <style:text-properties officeooo:rsid="005c61c1" officeooo:paragraph-rsid="005c61c1"/>
    </style:style>
    <style:style style:name="P124" style:family="paragraph" style:parent-style-name="Standard">
      <style:paragraph-properties fo:text-align="justify" style:justify-single-word="false"/>
      <style:text-properties officeooo:rsid="00775c87" officeooo:paragraph-rsid="005c61c1"/>
    </style:style>
    <style:style style:name="P125" style:family="paragraph" style:parent-style-name="Standard">
      <style:paragraph-properties fo:text-align="justify" style:justify-single-word="false"/>
      <style:text-properties officeooo:rsid="005641da" officeooo:paragraph-rsid="005641da" fo:background-color="#ff0000"/>
    </style:style>
    <style:style style:name="P126" style:family="paragraph" style:parent-style-name="Standard">
      <style:paragraph-properties fo:text-align="justify" style:justify-single-word="false"/>
      <style:text-properties officeooo:rsid="005b9044" officeooo:paragraph-rsid="005b9044" fo:background-color="#81d41a"/>
    </style:style>
    <style:style style:name="P127" style:family="paragraph" style:parent-style-name="Standard">
      <style:paragraph-properties fo:text-align="justify" style:justify-single-word="false"/>
      <style:text-properties officeooo:rsid="005b9044" officeooo:paragraph-rsid="005b9044" fo:background-color="#ffff00"/>
    </style:style>
    <style:style style:name="P128" style:family="paragraph" style:parent-style-name="Standard">
      <style:paragraph-properties fo:text-align="justify" style:justify-single-word="false"/>
      <style:text-properties officeooo:rsid="005b9044" officeooo:paragraph-rsid="006146d4" fo:background-color="#ffff00"/>
    </style:style>
    <style:style style:name="P129" style:family="paragraph" style:parent-style-name="Standard" style:list-style-name="L27">
      <style:text-properties officeooo:paragraph-rsid="005c61c1"/>
    </style:style>
    <style:style style:name="P130" style:family="paragraph" style:parent-style-name="Standard">
      <style:paragraph-properties fo:margin-left="0cm" fo:margin-right="0cm" fo:text-indent="0cm" style:auto-text-indent="false" style:writing-mode="lr-tb"/>
      <style:text-properties officeooo:paragraph-rsid="005e5221"/>
    </style:style>
    <style:style style:name="P131" style:family="paragraph" style:parent-style-name="Standard">
      <style:text-properties officeooo:paragraph-rsid="006074f1"/>
    </style:style>
    <style:style style:name="P132" style:family="paragraph" style:parent-style-name="Standard">
      <style:text-properties fo:font-style="italic" style:text-underline-style="none" officeooo:paragraph-rsid="006074f1" style:font-style-asian="italic" style:font-style-complex="italic"/>
    </style:style>
    <style:style style:name="P133" style:family="paragraph" style:parent-style-name="Standard" style:list-style-name="L34">
      <style:text-properties officeooo:paragraph-rsid="005b9044"/>
    </style:style>
    <style:style style:name="P134" style:family="paragraph" style:parent-style-name="Standard">
      <style:paragraph-properties fo:text-align="justify" style:justify-single-word="false"/>
      <style:text-properties fo:font-style="normal" officeooo:paragraph-rsid="00585dba" style:font-style-asian="normal" style:font-style-complex="normal"/>
    </style:style>
    <style:style style:name="P135" style:family="paragraph" style:parent-style-name="Standard" style:list-style-name="L39">
      <style:text-properties officeooo:paragraph-rsid="005c61c1"/>
    </style:style>
    <style:style style:name="P136" style:family="paragraph" style:parent-style-name="Standard" style:list-style-name="L40">
      <style:text-properties officeooo:paragraph-rsid="005c61c1"/>
    </style:style>
    <style:style style:name="P137"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9fd72" fo:background-color="transparent"/>
    </style:style>
    <style:style style:name="P138"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b9044" fo:background-color="transparent"/>
    </style:style>
    <style:style style:name="P139" style:family="paragraph" style:parent-style-name="Text_20_body">
      <style:paragraph-properties fo:margin-left="0cm" fo:margin-right="0cm" fo:text-indent="0cm" style:auto-text-indent="false" style:writing-mode="lr-tb"/>
      <style:text-properties officeooo:paragraph-rsid="005c61c1" fo:background-color="transparent"/>
    </style:style>
    <style:style style:name="P140" style:family="paragraph" style:parent-style-name="Text_20_body">
      <style:paragraph-properties fo:margin-top="0cm" fo:margin-bottom="0cm" style:contextual-spacing="false"/>
      <style:text-properties officeooo:rsid="006306c6" officeooo:paragraph-rsid="006306c6" fo:background-color="transparent"/>
    </style:style>
    <style:style style:name="P141"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b9044"/>
    </style:style>
    <style:style style:name="P142"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e5221"/>
    </style:style>
    <style:style style:name="P143" style:family="paragraph" style:parent-style-name="Text_20_body" style:list-style-name="L37">
      <style:paragraph-properties fo:margin-top="0cm" fo:margin-bottom="0cm" style:contextual-spacing="false" style:writing-mode="lr-tb"/>
      <style:text-properties officeooo:paragraph-rsid="005b9044"/>
    </style:style>
    <style:style style:name="P144" style:family="paragraph" style:parent-style-name="Text_20_body" style:list-style-name="L37">
      <style:paragraph-properties fo:margin-top="0cm" fo:margin-bottom="0cm" style:contextual-spacing="false"/>
      <style:text-properties officeooo:paragraph-rsid="005b9044"/>
    </style:style>
    <style:style style:name="P145" style:family="paragraph" style:parent-style-name="Title">
      <style:text-properties fo:font-size="40pt" officeooo:rsid="00550dc6" officeooo:paragraph-rsid="00697258" style:font-size-asian="40pt" style:font-size-complex="40pt"/>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50dc6" style:font-name-asian="Georgia1" style:font-name-complex="Georgia1"/>
    </style:style>
    <style:style style:name="T6" style:family="text">
      <style:text-properties style:font-name="Georgia" officeooo:rsid="0055b0f6" style:font-name-asian="Georgia1" style:font-name-complex="Georgia1"/>
    </style:style>
    <style:style style:name="T7" style:family="text">
      <style:text-properties style:font-name="Georgia" officeooo:rsid="005641da" style:font-name-asian="Georgia1" style:font-name-complex="Georgia1"/>
    </style:style>
    <style:style style:name="T8" style:family="text">
      <style:text-properties style:font-name="Georgia" officeooo:rsid="005b9044" style:font-name-asian="Georgia1" style:font-name-complex="Georgia1"/>
    </style:style>
    <style:style style:name="T9" style:family="text">
      <style:text-properties style:font-name="Georgia" officeooo:rsid="005b4c15" style:font-name-asian="Georgia1" style:font-name-complex="Georgia1"/>
    </style:style>
    <style:style style:name="T10" style:family="text">
      <style:text-properties style:font-name="Georgia" officeooo:rsid="0059c913" style:font-name-asian="Georgia1" style:font-name-complex="Georgia1"/>
    </style:style>
    <style:style style:name="T11" style:family="text">
      <style:text-properties style:font-name="Georgia" officeooo:rsid="003680dc" fo:background-color="#ff0000" loext:char-shading-value="0" style:font-name-asian="Georgia1" style:font-name-complex="Georgia1"/>
    </style:style>
    <style:style style:name="T12" style:family="text">
      <style:text-properties style:font-name="Georgia" officeooo:rsid="005b9044" fo:background-color="#ff0000" loext:char-shading-value="0" style:font-name-asian="Georgia1" style:font-name-complex="Georgia1"/>
    </style:style>
    <style:style style:name="T13" style:family="text">
      <style:text-properties style:font-name="Georgia" style:text-underline-style="none" fo:font-weight="normal" officeooo:rsid="007bb0bd" style:font-name-asian="Georgia1" style:font-weight-asian="normal" style:font-name-complex="Georgia1" style:font-weight-complex="normal"/>
    </style:style>
    <style:style style:name="T14" style:family="text">
      <style:text-properties style:font-name="Georgia" fo:background-color="#3465a4" loext:char-shading-value="0" style:font-name-asian="Georgia1" style:font-name-complex="Georgia1"/>
    </style:style>
    <style:style style:name="T15" style:family="text">
      <style:text-properties style:font-name="Georgia" officeooo:rsid="005c61c1" fo:background-color="#3465a4" loext:char-shading-value="0" style:font-name-asian="Georgia1" style:font-name-complex="Georgia1"/>
    </style:style>
    <style:style style:name="T16" style:family="text">
      <style:text-properties style:font-name="Georgia" officeooo:rsid="003680dc" fo:background-color="#3465a4" loext:char-shading-value="0" style:font-name-asian="Georgia1" style:font-name-complex="Georgia1"/>
    </style:style>
    <style:style style:name="T17" style:family="text">
      <style:text-properties style:font-name="Georgia" officeooo:rsid="003680dc" fo:background-color="#3465a4" loext:char-shading-value="0" style:font-name-asian="Georgia1" style:font-name-complex="Georgia1"/>
    </style:style>
    <style:style style:name="T18" style:family="text">
      <style:text-properties style:font-name="Georgia" fo:background-color="#3465a4" loext:char-shading-value="0" style:font-name-asian="Georgia1" style:font-name-complex="Georgia1"/>
    </style:style>
    <style:style style:name="T19" style:family="text">
      <style:text-properties style:font-name="Georgia" fo:background-color="transparent" loext:char-shading-value="0" style:font-name-asian="Georgia1" style:font-name-complex="Georgia1"/>
    </style:style>
    <style:style style:name="T20" style:family="text">
      <style:text-properties style:font-name="Georgia" officeooo:rsid="003680dc" fo:background-color="transparent" loext:char-shading-value="0" style:font-name-asian="Georgia1" style:font-name-complex="Georgia1"/>
    </style:style>
    <style:style style:name="T21" style:family="text">
      <style:text-properties officeooo:rsid="002037fa"/>
    </style:style>
    <style:style style:name="T22" style:family="text">
      <style:text-properties officeooo:rsid="002c2d63"/>
    </style:style>
    <style:style style:name="T23" style:family="text">
      <style:text-properties officeooo:rsid="003593c8"/>
    </style:style>
    <style:style style:name="T24" style:family="text">
      <style:text-properties officeooo:rsid="005641da"/>
    </style:style>
    <style:style style:name="T25" style:family="text">
      <style:text-properties officeooo:rsid="005795bb"/>
    </style:style>
    <style:style style:name="T26" style:family="text">
      <style:text-properties officeooo:rsid="0059fd72"/>
    </style:style>
    <style:style style:name="T27" style:family="text">
      <style:text-properties fo:background-color="transparent" loext:char-shading-value="0"/>
    </style:style>
    <style:style style:name="T28" style:family="text">
      <style:text-properties officeooo:rsid="001475d6" fo:background-color="transparent" loext:char-shading-value="0"/>
    </style:style>
    <style:style style:name="T29" style:family="text">
      <style:text-properties officeooo:rsid="005b4c15"/>
    </style:style>
    <style:style style:name="T30" style:family="text">
      <style:text-properties officeooo:rsid="0059c913"/>
    </style:style>
    <style:style style:name="T31" style:family="text">
      <style:text-properties officeooo:rsid="00597a01"/>
    </style:style>
    <style:style style:name="T32" style:family="text">
      <style:text-properties officeooo:rsid="0023ad53"/>
    </style:style>
    <style:style style:name="T33" style:family="text">
      <style:text-properties officeooo:rsid="00582784"/>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5e5221" style:font-weight-asian="bold" style:font-weight-complex="bold"/>
    </style:style>
    <style:style style:name="T37" style:family="text">
      <style:text-properties fo:font-weight="bold" officeooo:rsid="005c61c1" style:font-weight-asian="bold"/>
    </style:style>
    <style:style style:name="T38" style:family="text">
      <style:text-properties officeooo:rsid="005b9044"/>
    </style:style>
    <style:style style:name="T39" style:family="text">
      <style:text-properties officeooo:rsid="0060e96e"/>
    </style:style>
    <style:style style:name="T40" style:family="text">
      <style:text-properties officeooo:rsid="005ddec1"/>
    </style:style>
    <style:style style:name="T41" style:family="text">
      <style:text-properties officeooo:rsid="00607e38"/>
    </style:style>
    <style:style style:name="T42" style:family="text">
      <style:text-properties officeooo:rsid="005eba74"/>
    </style:style>
    <style:style style:name="T43" style:family="text">
      <style:text-properties officeooo:rsid="00677a24"/>
    </style:style>
    <style:style style:name="T44" style:family="text">
      <style:text-properties officeooo:rsid="00665831"/>
    </style:style>
    <style:style style:name="T45" style:family="text">
      <style:text-properties officeooo:rsid="0067122f"/>
    </style:style>
    <style:style style:name="T46" style:family="text">
      <style:text-properties officeooo:rsid="0061ddd3"/>
    </style:style>
    <style:style style:name="T47" style:family="text">
      <style:text-properties officeooo:rsid="0065a6cd"/>
    </style:style>
    <style:style style:name="T48" style:family="text">
      <style:text-properties officeooo:rsid="00664430"/>
    </style:style>
    <style:style style:name="T49" style:family="text">
      <style:text-properties officeooo:rsid="0064b0f3"/>
    </style:style>
    <style:style style:name="T50" style:family="text">
      <style:text-properties officeooo:rsid="00636bd1"/>
    </style:style>
    <style:style style:name="T51" style:family="text">
      <style:text-properties officeooo:rsid="0063b1b0"/>
    </style:style>
    <style:style style:name="T52" style:family="text">
      <style:text-properties fo:font-style="italic" style:font-style-asian="italic" style:font-style-complex="italic"/>
    </style:style>
    <style:style style:name="T53" style:family="text">
      <style:text-properties fo:font-style="italic" officeooo:rsid="0079a4a2" style:font-style-asian="italic" style:font-style-complex="italic"/>
    </style:style>
    <style:style style:name="T54" style:family="text">
      <style:text-properties fo:font-style="italic" officeooo:rsid="0078fd4e" style:font-style-asian="italic" style:font-style-complex="italic"/>
    </style:style>
    <style:style style:name="T55" style:family="text">
      <style:text-properties fo:font-style="italic" officeooo:rsid="0062f521" style:font-style-asian="italic" style:font-style-complex="italic"/>
    </style:style>
    <style:style style:name="T56" style:family="text">
      <style:text-properties officeooo:rsid="005c61c1"/>
    </style:style>
    <style:style style:name="T57" style:family="text">
      <style:text-properties officeooo:rsid="006b1ba0"/>
    </style:style>
    <style:style style:name="T58" style:family="text">
      <style:text-properties officeooo:rsid="006ebf1f"/>
    </style:style>
    <style:style style:name="T59" style:family="text">
      <style:text-properties officeooo:rsid="007bb0bd"/>
    </style:style>
    <style:style style:name="T60" style:family="text">
      <style:text-properties officeooo:rsid="006da280"/>
    </style:style>
    <style:style style:name="T61" style:family="text">
      <style:text-properties officeooo:rsid="0070c520"/>
    </style:style>
    <style:style style:name="T62" style:family="text">
      <style:text-properties officeooo:rsid="0070f2cc"/>
    </style:style>
    <style:style style:name="T63" style:family="text">
      <style:text-properties officeooo:rsid="0078fd4e"/>
    </style:style>
    <style:style style:name="T64" style:family="text">
      <style:text-properties officeooo:rsid="006f1a7d"/>
    </style:style>
    <style:style style:name="T65" style:family="text">
      <style:text-properties officeooo:rsid="005b9044" fo:background-color="#ff0000" loext:char-shading-value="0"/>
    </style:style>
    <style:style style:name="T66" style:family="text">
      <style:text-properties fo:background-color="#ff0000" loext:char-shading-value="0"/>
    </style:style>
    <style:style style:name="T67" style:family="text">
      <style:text-properties fo:background-color="#81d41a" loext:char-shading-value="0"/>
    </style:style>
    <style:style style:name="T68" style:family="text">
      <style:text-properties officeooo:rsid="0059fd72" fo:background-color="#81d41a" loext:char-shading-value="0"/>
    </style:style>
    <style:style style:name="T69" style:family="text">
      <style:text-properties fo:background-color="#3465a4" loext:char-shading-value="0"/>
    </style:style>
    <style:style style:name="T70" style:family="text">
      <style:text-properties officeooo:rsid="006074f1"/>
    </style:style>
    <style:style style:name="T71" style:family="text">
      <style:text-properties officeooo:rsid="0063f860"/>
    </style:style>
    <style:style style:name="T72" style:family="text">
      <style:text-properties officeooo:rsid="0059fd72" fo:background-color="#ffff00" loext:char-shading-value="0"/>
    </style:style>
    <style:style style:name="T73" style:family="text">
      <style:text-properties fo:background-color="#ffff00" loext:char-shading-value="0"/>
    </style:style>
    <style:style style:name="T74" style:family="text">
      <style:text-properties officeooo:rsid="006788cb"/>
    </style:style>
    <style:style style:name="T75" style:family="text">
      <style:text-properties officeooo:rsid="00697258"/>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7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45">Oral du<text:line-break/>jalon 4 – Script</text:p>
      <text:p text:style-name="P9"/>
      <text:p text:style-name="P7"><draw:frame draw:style-name="fr3" draw:name="image6.png" text:anchor-type="as-char" svg:width="10.601cm" svg:height="1.842cm" draw:z-index="26"><draw:image xlink:href="Pictures/100000000000062B0000011581575A5F73A5D6A4.png" xlink:type="simple" xlink:show="embed" xlink:actuate="onLoad" draw:mime-type="image/png"/></draw:frame></text:p>
      <text:p text:style-name="P2"/>
      <text:p text:style-name="P2"/>
      <text:p text:style-name="P10">🖋️ <text:span text:style-name="T1">Créateur </text:span><text:span text:style-name="T19">: </text:span><text:span text:style-name="T20">Arthur </text:span><text:span text:style-name="T2">YANG – Responsable Documentation &amp; Administratif</text:span></text:p>
      <text:p text:style-name="P10">📅 <text:span text:style-name="T1">Date de Création : </text:span><text:span text:style-name="T2"><text:s/>29/01/2025</text:span></text:p>
      <text:p text:style-name="P2"/>
      <text:p text:style-name="P10">🖋️ <text:span text:style-name="T23">Dernier m</text:span><text:span text:style-name="T1">odificateur : </text:span><text:span text:style-name="T6">Axel MOURILLON</text:span><text:span text:style-name="T3"> – </text:span><text:span text:style-name="T6">Chef de projet</text:span></text:p>
      <text:p text:style-name="P11">📅 <text:span text:style-name="T1">Date de modification : </text:span><text:span text:style-name="T5">16</text:span><text:span text:style-name="T1">/</text:span><text:span text:style-name="T5">02</text:span><text:span text:style-name="T1">/</text:span><text:span text:style-name="T2">2025</text:span></text:p>
      <text:p text:style-name="P11"><text:span text:style-name="T2">🔄 Version : </text:span><text:span text:style-name="T7">2</text:span><text:span text:style-name="T2">.</text:span><text:span text:style-name="T4">0</text:span></text:p>
      <text:p text:style-name="P12"/>
      <text:section text:style-name="Sect1" text:name="Section2">
        <text:p text:style-name="P13"><draw:frame draw:style-name="fr2" draw:name="Image2" text:anchor-type="as-char" svg:y="-0.728cm" svg:width="5.89cm" svg:height="1.669cm" draw:z-index="27"><draw:image xlink:href="Pictures/10000001000001F50000008E5E7BEE69BAE74E54.png" xlink:type="simple" xlink:show="embed" xlink:actuate="onLoad" draw:mime-type="image/png"/></draw:frame></text:p>
        <text:p text:style-name="P6"><draw:frame draw:style-name="fr1" draw:name="Image3" text:anchor-type="as-char" svg:y="-0.466cm" svg:width="6.246cm" svg:height="1.725cm" draw:z-index="28"><draw:image xlink:href="Pictures/10000001000002030000007F431994E204D99CAF.png" xlink:type="simple" xlink:show="embed" xlink:actuate="onLoad" draw:mime-type="image/png"/></draw:frame></text:p>
      </text:section>
      <text:p text:style-name="P1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8">Table des matières</text:p>
          </text:index-title>
          <text:p text:style-name="P15"><text:a xlink:type="simple" xlink:href="#__RefHeading___Toc395_377169772" text:style-name="Index_20_Link" text:visited-style-name="Index_20_Link">I. Introduction<text:tab/>2</text:a></text:p>
          <text:p text:style-name="P15"><text:a xlink:type="simple" xlink:href="#__RefHeading___Toc395_377169772%20Copie%202" text:style-name="Index_20_Link" text:visited-style-name="Index_20_Link">II. Présentation globale de l’infrastructure<text:tab/>2</text:a></text:p>
          <text:p text:style-name="P16"><text:a xlink:type="simple" xlink:href="#__RefHeading___Toc399_377169772%20Copie%204%20Copie%201%20Copie%202" text:style-name="Index_20_Link" text:visited-style-name="Index_20_Link">A) Structure des sites<text:tab/>2</text:a></text:p>
          <text:p text:style-name="P16"><text:a xlink:type="simple" xlink:href="#__RefHeading___Toc399_377169772%20Copie%204%20Copie%201%20Copie%201%20Copie%201" text:style-name="Index_20_Link" text:visited-style-name="Index_20_Link">B) Réseaux<text:tab/>3</text:a></text:p>
          <text:p text:style-name="P17"><text:a xlink:type="simple" xlink:href="#__RefHeading___Toc554_377169772%20Copie%201%20Copie%203" text:style-name="Index_20_Link" text:visited-style-name="Index_20_Link">1/ Réseaux existants<text:tab/>3</text:a></text:p>
          <text:p text:style-name="P17"><text:a xlink:type="simple" xlink:href="#__RefHeading___Toc554_377169772%20Copie%201%20Copie%204" text:style-name="Index_20_Link" text:visited-style-name="Index_20_Link">2/ Interconnexion des sites<text:tab/>3</text:a></text:p>
          <text:p text:style-name="P17"><text:a xlink:type="simple" xlink:href="#__RefHeading___Toc554_377169772%20Copie%201%20Copie%204%20Copie%201" text:style-name="Index_20_Link" text:visited-style-name="Index_20_Link">3/ Connexion aux sites via VPN<text:tab/>3</text:a></text:p>
          <text:p text:style-name="P15"><text:a xlink:type="simple" xlink:href="#__RefHeading___Toc395_377169772%20Copie%202%20Copie%201" text:style-name="Index_20_Link" text:visited-style-name="Index_20_Link">III. Sécurisation et supervision (R5.Cyber.11)<text:tab/>3</text:a></text:p>
          <text:p text:style-name="P15"><text:a xlink:type="simple" xlink:href="#__RefHeading___Toc395_377169772%20Copie%202%20Copie%202" text:style-name="Index_20_Link" text:visited-style-name="Index_20_Link">IV. Point techniques et d’avancement<text:tab/>6</text:a></text:p>
          <text:p text:style-name="P15"><text:a xlink:type="simple" xlink:href="#__RefHeading___Toc395_377169772%20Copie%202%20Copie%203" text:style-name="Index_20_Link" text:visited-style-name="Index_20_Link">V. Planning et organisation<text:tab/>9</text:a></text:p>
          <text:p text:style-name="P15"><text:a xlink:type="simple" xlink:href="#__RefHeading___Toc395_377169772%20Copie%202%20Copie%203%20Copie%201" text:style-name="Index_20_Link" text:visited-style-name="Index_20_Link">VI. Conclusion<text:tab/>9</text:a></text:p>
        </text:index-body>
      </text:table-of-content>
      <text:p text:style-name="P2"/>
      <text:p text:style-name="P40"/>
      <text:p text:style-name="P40"/>
      <text:p text:style-name="P42">Le script ci-dessous sert de <text:span text:style-name="T35">Guideline</text:span> plutôt que de texte à réciter mot pour mot.</text:p>
      <text:p text:style-name="P42">Il contient des éléments rédigés, mais aussi des points clés que chacun pourra </text:p>
      <text:p text:style-name="P42">développer à sa manière s' il en a envie.</text:p>
      <text:p text:style-name="P41"/>
      <text:p text:style-name="P41">Chacun est libre de ne pas suivre le texte à la lettre, tant que l'idée principale et les informations essentielles sont respectées.</text:p>
      <text:p text:style-name="P41"/>
      <text:p text:style-name="P42">L’ordre du script/texte suit le plan de la table des matières et dans l’ordre </text:p>
      <text:p text:style-name="P42">d’apparition des noms.</text:p>
      <text:p text:style-name="P41"/>
      <text:p text:style-name="P41">Pour une facilitation d’apprentissage de l’ordre pour parler, voici le roulement :</text:p>
      <text:p text:style-name="P41"/>
      <text:p text:style-name="P63">A<text:span text:style-name="T24">RTHUR</text:span></text:p>
      <text:p text:style-name="P65">H<text:span text:style-name="T25">UGO</text:span></text:p>
      <text:p text:style-name="P66">A<text:span text:style-name="T25">XEL</text:span></text:p>
      <text:p text:style-name="P68">L<text:span text:style-name="T25">OÏS</text:span></text:p>
      <text:p text:style-name="P40"/>
      <text:p text:style-name="P40"/>
      <text:list xml:id="list1166870829" text:style-name="L1">
        <text:list-item>
          <text:p text:style-name="P19"><text:bookmark-start text:name="__RefHeading___Toc395_377169772"/>Introduction<text:bookmark-end text:name="__RefHeading___Toc395_377169772"/></text:p>
        </text:list-item>
      </text:list>
      <text:p text:style-name="P71"><text:span text:style-name="T1"/></text:p>
      <text:p text:style-name="P125"><text:span text:style-name="T1">ARTHUR</text:span></text:p>
      <text:p text:style-name="P102"><text:span text:style-name="T27"/></text:p>
      <text:p text:style-name="P102"><text:span text:style-name="T27"><text:tab/>Bonjour monsieur ! Aujourd’hui, nous allons vous présenter l’avancement technique du projet Wizards &amp; Dice, notre plateforme e-commerce dédiée aux jeux de rôle. Pour rappel, notre objectif est simple, c’est de créer un site qui soit performant, sécurisé et évolutif, capable de répondre aux besoins des clients, qu’ils soient débutants ou expérimentés."</text:span></text:p>
      <text:p text:style-name="P137"><text:tab/>Dans cette présentation, on va vous expliquer où nous en sommes d’un point de vue technique, les choix qu’on a faits pour construire notre infrastructure, comment on s’organise pour la suite et surtout comment gère-t-on la sécurité et la supervision du projet en lien avec la ressource R5.Cyber.11.</text:p>
      <text:p text:style-name="P137"><text:span text:style-name="T1"><text:tab/>On va suivre un plan structuré : d’abord la présentation globale de l'infrastructure, ensuite ce qui concerne la sécurisation et la supervision, puis le point technique et d’avancement du projet, et enfin l’organisation et le planning pour la suite.</text:span></text:p>
      <text:p text:style-name="P71"/>
      <text:p text:style-name="P71"/>
      <text:list xml:id="list182700559237057" text:continue-numbering="true" text:style-name="L1">
        <text:list-item>
          <text:p text:style-name="P20"><text:bookmark-start text:name="__RefHeading___Toc395_377169772 Copie 2"/>Présentation globale de <text:tab/>l’infrastructure<text:bookmark-end text:name="__RefHeading___Toc395_377169772 Copie 2"/></text:p>
        </text:list-item>
      </text:list>
      <text:p text:style-name="P51"/>
      <text:list xml:id="list2574928485" text:style-name="L20">
        <text:list-item>
          <text:p text:style-name="P23"><text:bookmark-start text:name="__RefHeading___Toc399_377169772 Copie 4 Copie 1 Copie 2"/>Structure des sites<text:bookmark-end text:name="__RefHeading___Toc399_377169772 Copie 4 Copie 1 Copie 2"/></text:p>
        </text:list-item>
      </text:list>
      <text:p text:style-name="P52"><text:span text:style-name="T68"/></text:p>
      <text:p text:style-name="P52"><text:span text:style-name="T68">HUGO</text:span><text:span text:style-name="T26"> </text:span></text:p>
      <text:p text:style-name="P97">Présentation de l'infrastructure</text:p>
      <text:list text:style-name="L23">
        <text:list-item>
          <text:p text:style-name="P98">L'architecture repose sur deux sites d’hébergement situés chez Hugo et Loïs.</text:p>
        </text:list-item>
      </text:list>
      <text:p text:style-name="P97">Structure des sites</text:p>
      <text:list xml:id="list3367955699" text:style-name="L24">
        <text:list-item>
          <text:p text:style-name="P99">Chaque site possède :</text:p>
          <text:list>
            <text:list-item>
              <text:p text:style-name="P99">Son propre accès Internet et son pare-feu dédié.</text:p>
            </text:list-item>
            <text:list-item>
              <text:p text:style-name="P99">L’ensemble des services nécessaires au projet.</text:p>
            </text:list-item>
          </text:list>
        </text:list-item>
        <text:list-item>
          <text:p text:style-name="P99">Les sites ont :</text:p>
          <text:list>
            <text:list-item>
              <text:p text:style-name="P99">Les mêmes services pour garantir la continuité d’activité et un basculement automatique.</text:p>
            </text:list-item>
            <text:list-item>
              <text:p text:style-name="P99">Un réseau LAN spécifique à chaque site, mais avec une configuration et des services identiques.</text:p>
            </text:list-item>
          </text:list>
        </text:list-item>
      </text:list>
      <text:p text:style-name="P97">Infrastructure technique</text:p>
      <text:list xml:id="list601682087" text:style-name="L25">
        <text:list-item>
          <text:p text:style-name="P100">Chaque site dispose :</text:p>
          <text:list>
            <text:list-item>
              <text:p text:style-name="P100">D’un hyperviseur Proxmox pour héberger et gérer les machines virtuelles.</text:p>
            </text:list-item>
            <text:list-item>
              <text:p text:style-name="P100">D’un tunnel IPSec assurant une communication fluide et sécurisée entre les sites.</text:p>
            </text:list-item>
            <text:list-item>
              <text:p text:style-name="P100">De plusieurs services critiques, notamment :</text:p>
            </text:list-item>
          </text:list>
        </text:list-item>
      </text:list>
      <text:section text:style-name="Sect1" text:name="Section1">
        <text:list xml:id="list182701200753955" text:continue-numbering="true" text:style-name="L25">
          <text:list-item>
            <text:list>
              <text:list-item>
                <text:list>
                  <text:list-item>
                    <text:p text:style-name="P100">Bases de données</text:p>
                  </text:list-item>
                  <text:list-item>
                    <text:p text:style-name="P100">Serveur web</text:p>
                  </text:list-item>
                  <text:list-item>
                    <text:p text:style-name="P100">Solutions de monitoring</text:p>
                  </text:list-item>
                  <text:list-item>
                    <text:p text:style-name="P100">Outils de gestion des accès</text:p>
                  </text:list-item>
                </text:list>
              </text:list-item>
            </text:list>
          </text:list-item>
        </text:list>
      </text:section>
      <text:p text:style-name="P97"/>
      <text:list xml:id="list182701857205359" text:continue-list="list2574928485" text:style-name="L20">
        <text:list-item>
          <text:p text:style-name="P30"><text:bookmark-start text:name="__RefHeading___Toc399_377169772 Copie 4 Copie 1 Copie 1 Copie 1"/>Réseaux<text:bookmark-end text:name="__RefHeading___Toc399_377169772 Copie 4 Copie 1 Copie 1 Copie 1"/></text:p>
        </text:list-item>
      </text:list>
      <text:p text:style-name="P97"><text:span text:style-name="T72"/></text:p>
      <text:p text:style-name="P97"><text:span text:style-name="T72">AXEL</text:span></text:p>
      <text:list xml:id="list1255213965" text:style-name="L22">
        <text:list-item>
          <text:p text:style-name="P31"><text:bookmark-start text:name="__RefHeading___Toc554_377169772 Copie 1 Copie 3"/>Réseaux existants<text:bookmark-end text:name="__RefHeading___Toc554_377169772 Copie 1 Copie 3"/></text:p>
        </text:list-item>
      </text:list>
      <text:p text:style-name="P46"/>
      <text:list xml:id="list2917505800" text:style-name="L26">
        <text:list-item>
          <text:p text:style-name="P54"><text:span text:style-name="T31">Chaque</text:span> site : un plan d’adressage IP e<text:span text:style-name="T31">t</text:span> VLANs segmentés par usage</text:p>
        </text:list-item>
        <text:list-item>
          <text:p text:style-name="P54">VLAN : <text:span text:style-name="T32">servers, u</text:span>s<text:span text:style-name="T32">ers, </text:span>BDD <text:span text:style-name="T32">et DMZ</text:span></text:p>
        </text:list-item>
        <text:list-item>
          <text:p text:style-name="P54">S<text:span text:style-name="T32">egmentation : services isol</text:span><text:span text:style-name="T33">és</text:span><text:span text:style-name="T32"> / performances </text:span><text:span text:style-name="T33">optimisées </text:span><text:span text:style-name="T32">/ trafic sécuris</text:span><text:span text:style-name="T33">és</text:span></text:p>
        </text:list-item>
      </text:list>
      <text:p text:style-name="P46"/>
      <text:list xml:id="list182702483757321" text:continue-list="list1255213965" text:style-name="L22">
        <text:list-item>
          <text:p text:style-name="P31"><text:bookmark-start text:name="__RefHeading___Toc554_377169772 Copie 1 Copie 4"/>Interconnexion des sites<text:bookmark-end text:name="__RefHeading___Toc554_377169772 Copie 1 Copie 4"/></text:p>
        </text:list-item>
      </text:list>
      <text:p text:style-name="P46"/>
      <text:list xml:id="list182701182415629" text:continue-list="list2917505800" text:style-name="L26">
        <text:list-item>
          <text:p text:style-name="P38">VPN IPSec : communication sécurisée entre sites</text:p>
        </text:list-item>
        <text:list-item>
          <text:p text:style-name="P103"><text:span text:style-name="T32">T</text:span>unnel VPN :<text:span text:style-name="T32"> gestion centralisée </text:span>et <text:span text:style-name="T32">accès aux ressources distantes </text:span>le tout en sécurité</text:p>
        </text:list-item>
      </text:list>
      <text:p text:style-name="P46"/>
      <text:list xml:id="list182701489924260" text:continue-list="list182702483757321" text:style-name="L22">
        <text:list-item>
          <text:p text:style-name="P31"><text:bookmark-start text:name="__RefHeading___Toc554_377169772 Copie 1 Copie 4 Copie 1"/>Connexion aux sites via VPN<text:bookmark-end text:name="__RefHeading___Toc554_377169772 Copie 1 Copie 4 Copie 1"/></text:p>
        </text:list-item>
      </text:list>
      <text:p text:style-name="P46"/>
      <text:list xml:id="list182702411949673" text:continue-list="list182701182415629" text:style-name="L26">
        <text:list-item>
          <text:p text:style-name="P38">VPN SSL : <text:span text:style-name="T30">complément du </text:span>VPN <text:span text:style-name="T30">IPSec ; </text:span>accès distant sécurisé </text:p>
          <text:list>
            <text:list-header>
              <text:p text:style-name="P83"><text:span text:style-name="T9">⇒ </text:span><text:span text:style-name="T10">Pour les connexion des admins et des users hors site</text:span></text:p>
            </text:list-header>
          </text:list>
        </text:list-item>
      </text:list>
      <text:list xml:id="list182702301475373" text:continue-list="list182700559237057" text:style-name="L1">
        <text:list-item>
          <text:p text:style-name="P21"><text:bookmark-start text:name="__RefHeading___Toc395_377169772 Copie 2 Copie 1"/>Sécurisation et supervision <text:tab/>(R5.Cyber.11)<text:bookmark-end text:name="__RefHeading___Toc395_377169772 Copie 2 Copie 1"/></text:p>
        </text:list-item>
      </text:list>
      <text:p text:style-name="P43"/>
      <text:list xml:id="list182701859976141" text:continue-list="list182701857205359" text:style-name="L20">
        <text:list-item text:start-value="1">
          <text:p text:style-name="P23"><text:bookmark-start text:name="__RefHeading___Toc399_377169772 Copie 4 Copie 1 Copie 2 Copie 1"/>Segmentation et protection du réseau<text:bookmark-end text:name="__RefHeading___Toc399_377169772 Copie 4 Copie 1 Copie 2 Copie 1"/></text:p>
        </text:list-item>
      </text:list>
      <text:p text:style-name="P57"/>
      <text:p text:style-name="P115"><text:span text:style-name="T69">LOÏS</text:span> </text:p>
      <text:p text:style-name="P115"/>
      <text:p text:style-name="P121">Qu’es<text:span text:style-name="T56">t-ce</text:span> qu’on retrouve dans les <text:span text:style-name="T56">VLAN</text:span> de notre réseau (VU diapo pour les arddressage – rester sur le plan) :</text:p>
      <text:list xml:id="list1651069582" text:style-name="L27">
        <text:list-item>
          <text:p text:style-name="P129">DMZ WEB <text:tab/><text:tab/>→ <text:span text:style-name="T56">S</text:span>erveur web, le reverse proxy et le WAF</text:p>
        </text:list-item>
        <text:list-item>
          <text:p text:style-name="P129">DMZ PRIVÉE<text:tab/><text:tab/>→ Bastion </text:p>
        </text:list-item>
        <text:list-item>
          <text:p text:style-name="P129">VLAN SERVEUR<text:tab/>→ Service interne : monitoring Graphana / sauvegarde / NAS / Hyperviseurs de Proxmox, serveur de teste, serveur DNS </text:p>
        </text:list-item>
        <text:list-item>
          <text:p text:style-name="P129">VLAN DATABASE<text:tab/>→ VM qui support les bases de données de production et préproduction : garantire l’isolation du service </text:p>
        </text:list-item>
      </text:list>
      <text:p text:style-name="P121">Tous ces segments sont filtrés et sécurisés<text:span text:style-name="T34"> via un pare-feu Stormshield → </text:span><text:span text:style-name="T37">C</text:span><text:span text:style-name="T34">ontr</text:span><text:span text:style-name="T37">ô</text:span><text:span text:style-name="T34">ler le trafic </text:span></text:p>
      <text:p text:style-name="P52"/>
      <text:list xml:id="list182700974669643" text:continue-list="list182701859976141" text:style-name="L20">
        <text:list-item>
          <text:p text:style-name="P23"><text:bookmark-start text:name="__RefHeading___Toc399_377169772 Copie 4 Copie 1 Copie 2 Copie 2"/>Authentification et gestion des accès<text:bookmark-end text:name="__RefHeading___Toc399_377169772 Copie 4 Copie 1 Copie 2 Copie 2"/></text:p>
        </text:list-item>
      </text:list>
      <text:p text:style-name="P37"><text:span text:style-name="T1"/></text:p>
      <text:p text:style-name="P64">ARTHUR</text:p>
      <text:p text:style-name="P55"/>
      <text:p text:style-name="P105"><text:span text:style-name="T27"><text:tab/>Pour éviter tout accès non autorisé, nous avons mis en place des politiques de gestion des accès robustes basées sur plusieurs principes fondamentaux.</text:span></text:p>
      <text:p text:style-name="P47"/>
      <text:list xml:id="list182701256160657" text:continue-list="list182701489924260" text:style-name="L22">
        <text:list-item text:start-value="1">
          <text:p text:style-name="P32"><text:bookmark-start text:name="__RefHeading___Toc554_377169772 Copie 1 Copie 4 Copie 1 Copie 1"/>Bastion SSH obligatoire<text:bookmark-end text:name="__RefHeading___Toc554_377169772 Copie 1 Copie 4 Copie 1 Copie 1"/></text:p>
        </text:list-item>
      </text:list>
      <text:p text:style-name="P47"/>
      <text:p text:style-name="P47"><text:tab/><text:span text:style-name="T27">Tous les accès aux machines serveurs passent par un bastion SSH unique, évitant toute exposition directe sur Internet. L’authentification ne se fait qu’avec des clés SSH, interdisant totalement l’usage de mots de passe pour réduire le risque de compromission.</text:span></text:p>
      <text:p text:style-name="P62"/>
      <text:p text:style-name="P47"/>
      <text:list xml:id="list182702189830055" text:continue-numbering="true" text:style-name="L22">
        <text:list-item>
          <text:p text:style-name="P32"><text:bookmark-start text:name="__RefHeading___Toc554_377169772 Copie 1 Copie 4 Copie 1 Copie 2"/>Gestion centralisée des accès<text:bookmark-end text:name="__RefHeading___Toc554_377169772 Copie 1 Copie 4 Copie 1 Copie 2"/></text:p>
        </text:list-item>
      </text:list>
      <text:p text:style-name="P47"/>
      <text:p text:style-name="P142"><text:span text:style-name="T27"><text:tab/>L’ensemble des utilisateurs et des permissions est géré via un annuaire LDAP, permettant une administration simplifiée et une meilleure traçabilité.</text:span></text:p>
      <text:p text:style-name="P47"/>
      <text:p text:style-name="P47"/>
      <text:list xml:id="list182701115321295" text:continue-list="list182700974669643" text:style-name="L20">
        <text:list-item>
          <text:p text:style-name="P25"><text:bookmark-start text:name="__RefHeading___Toc399_377169772 Copie 4 Copie 1 Copie 2 Copie 2 Copie 1"/>Authentification et gestion des accès<text:bookmark-end text:name="__RefHeading___Toc399_377169772 Copie 4 Copie 1 Copie 2 Copie 2 Copie 1"/></text:p>
        </text:list-item>
      </text:list>
      <text:p text:style-name="P47"/>
      <text:p text:style-name="P130"><text:span text:style-name="T27"><text:tab/>Une infrastructure sécurisée ne se limite pas à la prévention, il est également crucial d’assurer une supervision continue. Nous pouvons mettre en place un système de monitoring basé sur plusieurs outils complémentaires.</text:span></text:p>
      <text:list xml:id="list182702457172087" text:continue-list="list182702189830055" text:style-name="L22">
        <text:list-item text:start-value="1">
          <text:p text:style-name="P32"><text:bookmark-start text:name="__RefHeading___Toc554_377169772 Copie 1 Copie 4 Copie 1 Copie 3"/><text:soft-page-break/>Grafana<text:bookmark-end text:name="__RefHeading___Toc554_377169772 Copie 1 Copie 4 Copie 1 Copie 3"/></text:p>
        </text:list-item>
      </text:list>
      <text:p text:style-name="P47"/>
      <text:p text:style-name="P47"><text:tab/><text:span text:style-name="T27">Cela nous permet de collecter et d’afficher en temps réel les métriques des serveurs, des bases de données et des services réseau.</text:span></text:p>
      <text:p text:style-name="P47"/>
      <text:p text:style-name="P47"/>
      <text:list xml:id="list182702664636749" text:continue-numbering="true" text:style-name="L22">
        <text:list-item>
          <text:p text:style-name="P32"><text:bookmark-start text:name="__RefHeading___Toc554_377169772 Copie 1 Copie 4 Copie 1 Copie 3 Copie 1"/>Centralisation des logs (Loki/Promtail) <text:bookmark-end text:name="__RefHeading___Toc554_377169772 Copie 1 Copie 4 Copie 1 Copie 3 Copie 1"/></text:p>
        </text:list-item>
      </text:list>
      <text:p text:style-name="P101"/>
      <text:p text:style-name="P138"><text:tab/>Toutes les actions administratives, les connexions et les événements système sont collectés et stockés via Loki et Promtail, une solution de logging légère et optimisée pour Grafana. Promtail est utilisé pour récupérer et envoyer les logs des différentes machines, tandis que Loki permet une indexation efficace sans nécessiter de stockage lourd comme une base de données Elasticsearch. L’intégration native avec Grafana offre une visualisation dynamique des logs et facilite l’analyse en temps réel.</text:p>
      <text:p text:style-name="P47"/>
      <text:p text:style-name="P58"/>
      <text:list xml:id="list182700920619680" text:continue-numbering="true" text:style-name="L22">
        <text:list-item>
          <text:p text:style-name="P32"><text:bookmark-start text:name="__RefHeading___Toc554_377169772 Copie 1 Copie 4 Copie 1 Copie 3 Copie 1 Copie 1"/>Alertes automatisées<text:bookmark-end text:name="__RefHeading___Toc554_377169772 Copie 1 Copie 4 Copie 1 Copie 3 Copie 1 Copie 1"/></text:p>
        </text:list-item>
      </text:list>
      <text:p text:style-name="P101"><text:span text:style-name="T27"/></text:p>
      <text:p text:style-name="P105"><text:span text:style-name="T27"><text:tab/></text:span>Des notifications sont envoyées en cas d’anomalie, comme une augmentation anormale de la charge serveur ou une tentative de connexion suspecte. Grafana Alerting, en combinaison avec Loki, permet d'envoyer des alertes en temps réel aux administrateurs, garantissant une réactivité immédiate face aux incidents. </text:p>
      <text:p text:style-name="P138"/>
      <text:p text:style-name="P53"/>
      <text:list xml:id="list182700552326102" text:continue-list="list182701115321295" text:style-name="L20">
        <text:list-item>
          <text:p text:style-name="P25"><text:bookmark-start text:name="__RefHeading___Toc399_377169772 Copie 4 Copie 1 Copie 2 Copie 2 Copie 1 Copie 1"/>Stratégie de sauvegarde<text:bookmark-end text:name="__RefHeading___Toc399_377169772 Copie 4 Copie 1 Copie 2 Copie 2 Copie 1 Copie 1"/></text:p>
        </text:list-item>
      </text:list>
      <text:p text:style-name="P47"><text:span text:style-name="T1"/></text:p>
      <text:p text:style-name="P126">HUGO</text:p>
      <text:p text:style-name="P106"/>
      <text:p text:style-name="P106">Objectif</text:p>
      <text:list xml:id="list2338342749" text:style-name="L28">
        <text:list-item>
          <text:p text:style-name="P107">Assurer l’intégrité des données et garantir une reprise rapide en cas de problème.</text:p>
        </text:list-item>
        <text:list-item>
          <text:p text:style-name="P108">Sauvegarde des machines virtuelles</text:p>
        </text:list-item>
      </text:list>
      <text:p text:style-name="P109">Chaque site dispose d’un Proxmox Backup Server (PBS) dédié.</text:p>
      <text:list xml:id="list182701563465958" text:continue-numbering="true" text:style-name="L28">
        <text:list-item>
          <text:p text:style-name="P107">Sauvegarde des VMs, conteneurs et de l’hyperviseur Proxmox lui-même.</text:p>
        </text:list-item>
        <text:list-item>
          <text:p text:style-name="P107">Stockage des sauvegardes sur un NAS.</text:p>
        </text:list-item>
      </text:list>
      <text:p text:style-name="P106">Planification et gestion des sauvegardes</text:p>
      <text:list xml:id="list2942252018" text:style-name="L29">
        <text:list-item>
          <text:p text:style-name="P110">Sauvegardes orchestrées via Proxmox VE (PVE) pour automatiser les jobs.</text:p>
        </text:list-item>
        <text:list-item>
          <text:p text:style-name="P110">Sauvegarde quotidienne sur le NAS du site secondaire à 2h pour minimiser l'impact sur les performances.</text:p>
        </text:list-item>
        <text:list-item>
          <text:p text:style-name="P110">Sauvegarde hebdomadaire sur un disque dur externe pour une conservation plus longue et offline 18h après la réunion hebdomadaire.</text:p>
        </text:list-item>
      </text:list>
      <text:p text:style-name="P106">Bénéfice</text:p>
      <text:list text:style-name="L30">
        <text:list-item>
          <text:p text:style-name="P84"><text:span text:style-name="T38">Permet une restauration rapide des services quelles que soient les circonstances.</text:span></text:p>
        </text:list-item>
      </text:list>
      <text:p text:style-name="P53"/>
      <text:p text:style-name="P53"/>
      <text:p text:style-name="P53"/>
      <text:list xml:id="list182702461432163" text:continue-list="list182700552326102" text:style-name="L20">
        <text:list-item>
          <text:p text:style-name="P25"><text:bookmark-start text:name="__RefHeading___Toc399_377169772 Copie 4 Copie 1 Copie 2 Copie 2 Copie 1 Copie 1 Copie 1"/><text:soft-page-break/><text:span text:style-name="T36">R</text:span><text:span text:style-name="T35">edo</text:span>ndance et continuité de service<text:bookmark-end text:name="__RefHeading___Toc399_377169772 Copie 4 Copie 1 Copie 2 Copie 2 Copie 1 Copie 1 Copie 1"/></text:p>
        </text:list-item>
      </text:list>
      <text:p text:style-name="P109"/>
      <text:p text:style-name="P106">Objectif</text:p>
      <text:list text:style-name="L31">
        <text:list-item>
          <text:p text:style-name="P85"><text:span text:style-name="T38">Assurer une haute disponibilité et une tolérance aux pannes pour garantir la continuité des services.</text:span></text:p>
        </text:list-item>
      </text:list>
      <text:p text:style-name="P106">Architecture de redondance</text:p>
      <text:list xml:id="list26419423" text:style-name="L32">
        <text:list-item>
          <text:p text:style-name="P111">Les deux sites fonctionnent en parallèle avec un mode primaire / secondaire.</text:p>
        </text:list-item>
        <text:list-item>
          <text:p text:style-name="P86"><text:span text:style-name="T38">En cas de panne sur un site, l’autre peut reprendre la charge automatiquement.</text:span></text:p>
        </text:list-item>
      </text:list>
      <text:p text:style-name="P106">Gestion des bases de données</text:p>
      <text:list xml:id="list182700856172521" text:continue-numbering="true" text:style-name="L32">
        <text:list-item>
          <text:p text:style-name="P111">Mise en place d’une réplication master-slave permettant un failover en cas d’incident.</text:p>
        </text:list-item>
      </text:list>
      <text:p text:style-name="P106">Synchronisation des fichiers</text:p>
      <text:list xml:id="list182701769739655" text:continue-numbering="true" text:style-name="L32">
        <text:list-item>
          <text:p text:style-name="P111">Synchronisation des fichiers critiques entre les sites via rsync, permettant une mise à jour efficace et sécurisée des données.</text:p>
        </text:list-item>
      </text:list>
      <text:p text:style-name="P106">Gestion du trafic et accès utilisateurs</text:p>
      <text:list text:style-name="L33">
        <text:list-item>
          <text:p text:style-name="P87"><text:span text:style-name="T38">DNS dynamique et Failover DNS permettant un basculement rapide vers une autre IP en cas de panne.</text:span></text:p>
        </text:list-item>
      </text:list>
      <text:p text:style-name="P73"/>
      <text:p text:style-name="P43"/>
      <text:list xml:id="list182700563084977" text:continue-list="list182702461432163" text:style-name="L20">
        <text:list-item>
          <text:p text:style-name="P26"><text:bookmark-start text:name="__RefHeading___Toc399_377169772 Copie 4 Copie 1 Copie 2 Copie 2 Copie 1 Copie 1 Copie 1 Copie 1"/>Recommandations de sécurité<text:bookmark-end text:name="__RefHeading___Toc399_377169772 Copie 4 Copie 1 Copie 2 Copie 2 Copie 1 Copie 1 Copie 1 Copie 1"/></text:p>
        </text:list-item>
      </text:list>
      <text:p text:style-name="P112"/>
      <text:p text:style-name="P106"><text:span text:style-name="T73">AXEL</text:span></text:p>
      <text:p text:style-name="P76"><text:span text:style-name="T40">R</text:span>evue de sécurité <text:span text:style-name="T40">réalis</text:span>ée</text:p>
      <text:list xml:id="list4194019297" text:style-name="L12">
        <text:list-header>
          <text:p text:style-name="P75"><text:span text:style-name="T40">⇒ A</text:span>nalyser les <text:span text:style-name="T40">risques potentiels</text:span>, appliquer les bonnes pratiques <text:span text:style-name="T40">de</text:span> cybers<text:span text:style-name="T40">écurité</text:span></text:p>
        </text:list-header>
      </text:list>
      <text:p text:style-name="P76"><text:span text:style-name="T40">P</text:span>lusieurs aspects critiques <text:span text:style-name="T41">revus</text:span> : </text:p>
      <text:list xml:id="list182702137864235" text:continue-numbering="true" text:style-name="L12">
        <text:list-item>
          <text:p text:style-name="P75"><text:span text:style-name="T40">Surface e</text:span>xpos<text:span text:style-name="T40">é</text:span> <text:span text:style-name="T40">à</text:span> Internet</text:p>
        </text:list-item>
        <text:list-item>
          <text:p text:style-name="P75"><text:span text:style-name="T40">P</text:span>rotection des accès distants</text:p>
        </text:list-item>
        <text:list-item>
          <text:p text:style-name="P75"><text:span text:style-name="T40">G</text:span>estion des flux internes <text:span text:style-name="T42">(entre site / VLAN)</text:span></text:p>
        </text:list-item>
      </text:list>
      <text:p text:style-name="P117">Analyse de la surface exposé</text:p>
      <text:list xml:id="list182702485439983" text:continue-numbering="true" text:style-name="L12">
        <text:list-item>
          <text:p text:style-name="P118">DMZ publique : serveur web / reverse proxy / WAF</text:p>
          <text:p text:style-name="P75"><text:span text:style-name="T41">⇒ Objectifs : R</text:span>éduire au maximum la surface d’attaque ; restrei<text:span text:style-name="T41">n</text:span>d<text:span text:style-name="T41">re</text:span> <text:span text:style-name="T41">et filtrer les flux</text:span> <text:span text:style-name="T41">trafic</text:span> nécessaire </text:p>
        </text:list-item>
      </text:list>
      <text:p text:style-name="P117">Éléments mis en place suite à la revue de sécurité</text:p>
      <text:list xml:id="list182701038258024" text:continue-numbering="true" text:style-name="L12">
        <text:list-item>
          <text:p text:style-name="P116">Interdiction d’HTTP ⇒ utilisation d’HTTPS forcé</text:p>
        </text:list-item>
        <text:list-item>
          <text:p text:style-name="P116">Revue régulières des ports ouverts (scan) : détect<text:span text:style-name="T39">ion d’</text:span>expositions involontaires</text:p>
        </text:list-item>
        <text:list-item>
          <text:p text:style-name="P75"><text:span text:style-name="T39">F</text:span>iltrage strict des flux <text:span text:style-name="T39">au niveau du pare-feu [de chaque site]</text:span></text:p>
        </text:list-item>
      </text:list>
      <text:p text:style-name="P76"><text:span text:style-name="T39">But : </text:span>limit<text:span text:style-name="T39">er</text:span> les risques d’intrusion depuis l’extérieur / conserv<text:span text:style-name="T39">er</text:span> <text:span text:style-name="T39">de la</text:span> flexibilité <text:span text:style-name="T39">pour</text:span> l’administration <text:span text:style-name="T39">de l’infra</text:span></text:p>
      <text:p text:style-name="P73"/>
      <text:p text:style-name="P73"/>
      <text:p text:style-name="P106"><text:span text:style-name="T69">LOÏS</text:span></text:p>
      <text:p text:style-name="P132">Recommandations de sécurité -&gt; Axel plutot -&gt; deux types de VPN </text:p>
      <text:p text:style-name="P131"><text:tab/>VPN IPSec : intersite <text:tab/><text:tab/>VPN SSL : adminstrateur via stormshield</text:p>
      <text:p text:style-name="P104"/>
      <text:p text:style-name="P104">Pour renforcer VPN SSL : </text:p>
      <text:list xml:id="list3828642189" text:style-name="L34">
        <text:list-item>
          <text:p text:style-name="P133"><text:span text:style-name="T70">U</text:span>niquement accessible via le port sslvpn défini sur le pare-feu Stormshield</text:p>
        </text:list-item>
        <text:list-item>
          <text:p text:style-name="P133">Un portail captif est déployé en interne et en externe </text:p>
        </text:list-item>
      </text:list>
      <text:p text:style-name="P104"/>
      <text:p text:style-name="P104"><text:soft-page-break/><text:tab/>Chaque connexion VPN SSL reçoit une adresse IP dédier issue du réseau VPN SSL, lui attribuant les mêmes privilèges qu'un utilisateur interne tout en maintenant un contrôle strict des accès.</text:p>
      <text:p text:style-name="P104"/>
      <text:p text:style-name="P104"><text:tab/>Pour les deux VPN : on a <text:span text:style-name="T70">une t</text:span>raçabilité complète des connexions -&gt; enregistrés dans les logs avancés du pare-feu -&gt; surveiller cette accès sensible</text:p>
      <text:p text:style-name="P76"/>
      <text:p text:style-name="P76"/>
      <text:p text:style-name="P76"><text:span text:style-name="T12">ARTHUR</text:span><text:span text:style-name="T8"> </text:span></text:p>
      <text:p text:style-name="P76"><text:span text:style-name="T8"/></text:p>
      <text:p text:style-name="P138"><text:tab/>Cette revue de sécurité nous permet d’évaluer et de renforcer la protection de notre infrastructure sur plusieurs niveaux : segmentation réseau, sécurisation des accès distants, contrôle des flux inter-VLAN et mise en place d’une supervision avancée. Cependant, la cybersécurité est un processus continu, et il y a bien sûr plusieurs axes d’amélioration à intégrer dans notre stratégie pour renforcer la sécurité.</text:p>
      <text:p text:style-name="P76"/>
      <text:p text:style-name="P76"/>
      <text:list xml:id="list182702222913532" text:continue-list="list182702301475373" text:style-name="L1">
        <text:list-item>
          <text:p text:style-name="P21"><text:bookmark-start text:name="__RefHeading___Toc395_377169772 Copie 2 Copie 2"/>Point techniques et d’avancement<text:bookmark-end text:name="__RefHeading___Toc395_377169772 Copie 2 Copie 2"/></text:p>
        </text:list-item>
      </text:list>
      <text:p text:style-name="P48"/>
      <text:list xml:id="list182701003449752" text:continue-list="list182700563084977" text:style-name="L20">
        <text:list-item text:start-value="1">
          <text:p text:style-name="P27"><text:bookmark-start text:name="__RefHeading___Toc399_377169772 Copie 4 Copie 1 Copie 2 Copie 2 Copie 1 Copie 1 Copie 1 Copie 1 Copie 1"/>État du projet<text:bookmark-end text:name="__RefHeading___Toc399_377169772 Copie 4 Copie 1 Copie 2 Copie 2 Copie 1 Copie 1 Copie 1 Copie 1 Copie 1"/></text:p>
        </text:list-item>
      </text:list>
      <text:p text:style-name="P113"/>
      <text:p text:style-name="P76"><text:span text:style-name="T65">ARTHUR</text:span><text:span text:style-name="T38"> </text:span></text:p>
      <text:p text:style-name="P76"/>
      <text:p text:style-name="P138"><text:tab/>Nous allons maintenant faire un point sur l’état d’avancement technique du projet Wizards &amp; Dice. Voir ce qui est déjà en place, ce qui fonctionne, ainsi que les choix des technologies et leur justification.</text:p>
      <text:p text:style-name="P138"><text:tab/>Dans un premier temps, Hugo a réalisé une étude technique et une revue de sécurité pour le projet. Ces documents nous offrent une vue d’ensemble et une meilleure compréhension de l’architecture mise en place.</text:p>
      <text:p text:style-name="P138"><text:span text:style-name="T8"><text:tab/>Mais concrètement, plusieurs éléments clés de l’infrastructure ont été déployés et configurés. Le pare-feu Stormshield est désormais en place, avec une segmentation réseau active et des VLANs utilisateurs bien définis sur le site d’Hugo. Les premières règles de filtrage ont été appliquées, garantissant une séparation claire des flux entre chaque zone. Pour assurer une connectivité sécurisée, un VPN SSL a été mis en place sur le pare-feu Stormshield, venant compléter ceux déjà existants sur les box des sites d’Hugo et de Loïs. La gestion des accès a également été renforcée avec la création d’un serveur Active Directory et d’un domaine. De plus, un serveur dédié au bastion SSH a été déployé afin de sécuriser l’administration des machines. Enfin, plusieurs serveurs essentiels ont été mis en place et sont prêts à être configurés, notamment un serveur de monitoring (Grafana), un serveur de logs (Loki), un serveur web (Apache) destiné à l’hébergement du site, ainsi qu’un serveur de sauvegarde basé sur Proxmox Backup Server.</text:span></text:p>
      <text:p text:style-name="P73"/>
      <text:p text:style-name="P73"/>
      <text:p text:style-name="P126">HUGO</text:p>
      <text:p text:style-name="P73"/>
      <text:p text:style-name="P73">Infrastructure et stockage</text:p>
      <text:list xml:id="list2609070640" text:style-name="L35">
        <text:list-item>
          <text:p text:style-name="P88">Un NAS en RAID 5 a été intégré pour le stockage des sauvegardes des hôtes.</text:p>
        </text:list-item>
        <text:list-item>
          <text:p text:style-name="P88">Un serveur de sauvegarde est installé et configuré.</text:p>
        </text:list-item>
        <text:list-item>
          <text:p text:style-name="P88">Les datastores sont configurés sur l’ensemble des nœuds.</text:p>
        </text:list-item>
      </text:list>
      <text:p text:style-name="P73">Réseau et connectivité</text:p>
      <text:list xml:id="list182702658633130" text:continue-numbering="true" text:style-name="L35">
        <text:list-item>
          <text:p text:style-name="P88">Un NAT dynamique est fonctionnel, assurant l’accès des services internes à Internet tout en maintenant un contrôle strict sur les flux sortants.</text:p>
        </text:list-item>
      </text:list>
      <text:p text:style-name="P73">Déploiement des hyperviseurs</text:p>
      <text:list xml:id="list4234685212" text:style-name="L36">
        <text:list-item>
          <text:p text:style-name="P89">Les hyperviseurs sont installés et permettent l’hébergement et la gestion des machines virtuelles et conteneurs.</text:p>
        </text:list-item>
        <text:list-item>
          <text:p text:style-name="P89">Le clustering est en place à travers le tunnel Ipsec.</text:p>
        </text:list-item>
      </text:list>
      <text:p text:style-name="P73">État d’avancement</text:p>
      <text:list xml:id="list182701440909312" text:continue-numbering="true" text:style-name="L36">
        <text:list-item>
          <text:p text:style-name="P89">L’essentiel du travail a été réalisé sur un seul site pour l’instant.</text:p>
        </text:list-item>
        <text:list-item>
          <text:p text:style-name="P89">Certains éléments ont déjà été configurés et déployés pour le second site.</text:p>
        </text:list-item>
      </text:list>
      <text:p text:style-name="P73"/>
      <text:p text:style-name="P45"/>
      <text:list xml:id="list182701797591854" text:continue-list="list182701003449752" text:style-name="L20">
        <text:list-item>
          <text:p text:style-name="P28"><text:bookmark-start text:name="__RefHeading___Toc399_377169772 Copie 4 Copie 1 Copie 2 Copie 2 Copie 1 Copie 1 Copie 1 Copie 1 Copie 1 Copie 1"/><text:soft-page-break/>Choix des solutions et justification des <text:tab/>technologies<text:bookmark-end text:name="__RefHeading___Toc399_377169772 Copie 4 Copie 1 Copie 2 Copie 2 Copie 1 Copie 1 Copie 1 Copie 1 Copie 1 Copie 1"/></text:p>
        </text:list-item>
      </text:list>
      <text:p text:style-name="P59"/>
      <text:list xml:id="list182702108289944" text:continue-list="list182700920619680" text:style-name="L22">
        <text:list-item text:start-value="1">
          <text:p text:style-name="P33"><text:bookmark-start text:name="__RefHeading___Toc554_377169772 Copie 1 Copie 4 Copie 1 Copie 3 Copie 1 Copie 1 Copie 1"/>Hyperviseur et virtualisation<text:bookmark-end text:name="__RefHeading___Toc554_377169772 Copie 1 Copie 4 Copie 1 Copie 3 Copie 1 Copie 1 Copie 1"/></text:p>
        </text:list-item>
      </text:list>
      <text:p text:style-name="P119"/>
      <text:p text:style-name="P128">AXEL</text:p>
      <text:p text:style-name="P49"/>
      <text:p text:style-name="P76"><text:span text:style-name="T46">V</text:span>irtualisation de l’infrastructure <text:span text:style-name="T46">par</text:span> Proxmox VE <text:span text:style-name="T46">(PVE)</text:span></text:p>
      <text:list xml:id="list3465994638" text:style-name="L14">
        <text:list-item>
          <text:p text:style-name="P120">Solution open-source, robuste, <text:span text:style-name="T50">et gratuite</text:span></text:p>
        </text:list-item>
        <text:list-item>
          <text:p text:style-name="P78"><text:span text:style-name="T46">S</text:span>upporte l<text:span text:style-name="T46">es </text:span>VM <text:span text:style-name="T46">et</text:span> les conteneurs <text:span text:style-name="T46">⇒ optimisation des ressources</text:span></text:p>
        </text:list-item>
        <text:list-item>
          <text:p text:style-name="P78"><text:span text:style-name="T50">I</text:span>ntégration <text:span text:style-name="T51">native </text:span><text:span text:style-name="T50">de gestion des sauvegardes avec </text:span>PBS<text:span text:style-name="T52"> </text:span><text:span text:style-name="T53">(mentionné par Hugo</text:span><text:span text:style-name="T55">)</text:span></text:p>
        </text:list-item>
      </text:list>
      <text:p text:style-name="P76"><text:span text:style-name="T51">A</text:span>rchitecture mixte de <text:span text:style-name="T51">VM</text:span> et de conteneurs LXC</text:p>
      <text:list xml:id="list182702380205359" text:continue-numbering="true" text:style-name="L14">
        <text:list-item>
          <text:p text:style-name="P78">VMs <text:span text:style-name="T51">pour les</text:span> services critiques / un isolement complet : <text:span text:style-name="T51">BDD, sauvegardes, AD</text:span></text:p>
        </text:list-item>
        <text:list-item>
          <text:p text:style-name="P78"><text:span text:style-name="T51">C</text:span>onteneurs pour des services légers partage<text:span text:style-name="T51">ant </text:span>le noyau d’<text:span text:style-name="T51">un </text:span>hôte : serveur<text:span text:style-name="T51">s</text:span> web / WAF / monitoring <text:span text:style-name="T51">et reverse proxy </text:span></text:p>
          <text:p text:style-name="P78"><text:span text:style-name="T46">⇒ </text:span><text:span text:style-name="T47">Améliorer les perf </text:span><text:span text:style-name="T48">et o</text:span><text:span text:style-name="T46">ptimis</text:span><text:span text:style-name="T49">er</text:span><text:span text:style-name="T46"> </text:span><text:span text:style-name="T49">et réduire la consommation </text:span><text:span text:style-name="T46">des ressources</text:span></text:p>
        </text:list-item>
      </text:list>
      <text:p text:style-name="P73"/>
      <text:p text:style-name="P59"/>
      <text:list xml:id="list182700676454898" text:continue-list="list182702108289944" text:style-name="L22">
        <text:list-item>
          <text:p text:style-name="P34"><text:bookmark-start text:name="__RefHeading___Toc554_377169772 Copie 1 Copie 4 Copie 1 Copie 3 Copie 1 Copie 1 Copie 2"/>Pare-feu <text:bookmark-end text:name="__RefHeading___Toc554_377169772 Copie 1 Copie 4 Copie 1 Copie 3 Copie 1 Copie 1 Copie 2"/></text:p>
        </text:list-item>
      </text:list>
      <text:p text:style-name="P90"/>
      <text:p text:style-name="P106"><text:span text:style-name="T66">ARTHUR</text:span> </text:p>
      <text:p text:style-name="P106"/>
      <text:p text:style-name="P140">Pare-feu</text:p>
      <text:p text:style-name="P138"><text:tab/>La sécurisation de notre plateforme est un élément fondamental, donc le choix technologique a été fait en prenant en compte certaines pratiques en matière de cybersécurité.</text:p>
      <text:p text:style-name="P141"><text:span text:style-name="T27"><text:tab/>Au niveau de l’infrastructure, nous avons opté pour Stormshield en tant que pare-feu plutôt que des solutions comme pfSense ou WatchGuard, pour plusieurs raisons stratégiques :</text:span></text:p>
      <text:list xml:id="list160796517" text:style-name="L37">
        <text:list-item>
          <text:p text:style-name="P143"><text:span text:style-name="T27">Une approche certifiée et éprouvée</text:span></text:p>
        </text:list-item>
        <text:list-item>
          <text:p text:style-name="P143"><text:span text:style-name="T27">Stormshield bénéficie de certifications de sécurité (ANSSI, EAL4+, etc.), ce qui renforce la confiance dans sa capacité à protéger des environnements sensibles.</text:span></text:p>
        </text:list-item>
        <text:list-item>
          <text:p text:style-name="P143"><text:span text:style-name="T28">Passage et certifs</text:span></text:p>
        </text:list-item>
        <text:list-item>
          <text:p text:style-name="P143"><text:span text:style-name="T27">C</text:span><text:span text:style-name="T28">onnaissance de base en cours d’acquisation, certifs déjà par hugo.</text:span></text:p>
        </text:list-item>
        <text:list-item>
          <text:p text:style-name="P144"><text:span text:style-name="T28">Facilité de configuration</text:span></text:p>
        </text:list-item>
        <text:list-item>
          <text:p text:style-name="P144"><text:span text:style-name="T28">Subjectif mais config vpn , filtres , systeme facile.</text:span></text:p>
        </text:list-item>
      </text:list>
      <text:p text:style-name="P60"/>
      <text:p text:style-name="P60"/>
      <text:list xml:id="list182702386527871" text:continue-list="list182700676454898" text:style-name="L22">
        <text:list-item>
          <text:p text:style-name="P35"><text:bookmark-start text:name="__RefHeading___Toc554_377169772 Copie 1 Copie 4 Copie 1 Copie 3 Copie 1 Copie 1 Copie 2 Copie 1"/>M<text:span text:style-name="T71">onitoring et </text:span><text:span text:style-name="T38">gestion des logs</text:span><text:bookmark-end text:name="__RefHeading___Toc554_377169772 Copie 1 Copie 4 Copie 1 Copie 3 Copie 1 Copie 1 Copie 2 Copie 1"/></text:p>
        </text:list-item>
      </text:list>
      <text:p text:style-name="P91"/>
      <text:p text:style-name="P106"><text:span text:style-name="T67">HUGO</text:span></text:p>
      <text:p text:style-name="P106"/>
      <text:list xml:id="list3849025433" text:style-name="L38">
        <text:list-item>
          <text:p text:style-name="P114">Loki a été choisi pour la gestion des logs applicatifs et système.</text:p>
        </text:list-item>
        <text:list-item>
          <text:p text:style-name="P114">Il permet une recherche rapide et une corrélation des événements en temps réel.</text:p>
        </text:list-item>
        <text:list-item>
          <text:p text:style-name="P114">Sa mise en place est optimisée en termes de ressources par rapport à d'autres solutions plus complexes. Donc solution plus adaptée à notre format « maquette ».</text:p>
        </text:list-item>
      </text:list>
      <text:list xml:id="list182701284718017" text:continue-list="list182702386527871" text:style-name="L22">
        <text:list-item>
          <text:p text:style-name="P36"><text:bookmark-start text:name="__RefHeading___Toc554_377169772 Copie 1 Copie 4 Copie 1 Copie 3 Copie 1 Copie 1 Copie 2 Copie 1 Copie 1"/><text:soft-page-break/>Applicatif et serveur web (Apache/Wordpress)<text:bookmark-end text:name="__RefHeading___Toc554_377169772 Copie 1 Copie 4 Copie 1 Copie 3 Copie 1 Copie 1 Copie 2 Copie 1 Copie 1"/></text:p>
        </text:list-item>
      </text:list>
      <text:p text:style-name="P92"/>
      <text:p text:style-name="P127">AXEL</text:p>
      <text:p text:style-name="P134"><text:span text:style-name="T13"/></text:p>
      <text:p text:style-name="P76"><text:span text:style-name="T44">C</text:span>ôté applicatif : plateforme e-commerce <text:span text:style-name="T44">donc</text:span> WordPress + WooCommerce.</text:p>
      <text:p text:style-name="P76">PrestaShop <text:span text:style-name="T44">envisagé : performant mais <text:s/>moins flexible pour certaines de nos fonctionnalités (ex : blog)</text:span></text:p>
      <text:list xml:id="list1290078824" text:style-name="L13">
        <text:list-item>
          <text:p text:style-name="P77">Magento <text:span text:style-name="T44">envisagé : </text:span>trop complexe à administrer trop gourmand en ressources</text:p>
        </text:list-item>
      </text:list>
      <text:p text:style-name="P76"><text:span text:style-name="T44">Le cas</text:span> WordPress + WooCommerce : compromis idéal</text:p>
      <text:list xml:id="list182701667425048" text:continue-numbering="true" text:style-name="L13">
        <text:list-item>
          <text:p text:style-name="P77">Facilité de <text:span text:style-name="T45">déploiement / </text:span>administration <text:span text:style-name="T45">(</text:span>même pour <text:span text:style-name="T45">des </text:span>non-technique<text:span text:style-name="T45">s)</text:span></text:p>
        </text:list-item>
        <text:list-item>
          <text:p text:style-name="P77">Écosystème riche en extensions : ajout rapide de nouvelles fonctionnalités (paiements, gestion des stocks, avis clients, …<text:span text:style-name="T45">)</text:span></text:p>
        </text:list-item>
        <text:list-item>
          <text:p text:style-name="P77">Optimis<text:span text:style-name="T43">é</text:span> pour le SEO <text:span text:style-name="T45">[Search Engine Optimization] : </text:span>référencement d<text:span text:style-name="T45">u</text:span> site</text:p>
        </text:list-item>
        <text:list-item>
          <text:p text:style-name="P77">Flexibilité pour intégr<text:span text:style-name="T43">ation</text:span> d’éléments communautaires <text:span text:style-name="T43">(</text:span>blog, forums, système de membres<text:span text:style-name="T43">)</text:span></text:p>
        </text:list-item>
      </text:list>
      <text:p text:style-name="P76"><text:span text:style-name="T43">S</text:span>erveur web Apache plutôt que Nginx</text:p>
      <text:list xml:id="list182701750006437" text:continue-numbering="true" text:style-name="L13">
        <text:list-item>
          <text:p text:style-name="P77"><text:span text:style-name="T43">C</text:span>ompatibilité avec .htaccess : gestion des redirections et des règles de sécurité.</text:p>
        </text:list-item>
        <text:list-item>
          <text:p text:style-name="P77"><text:span text:style-name="T43">M</text:span>eilleure compatibilité avec <text:span text:style-name="T43">les</text:span> modules PHP </text:p>
        </text:list-item>
        <text:list-item>
          <text:p text:style-name="P77"><text:span text:style-name="T43">C</text:span>onfiguration plus intuitive : facilite son administration</text:p>
        </text:list-item>
      </text:list>
      <text:p text:style-name="P73"/>
      <text:p text:style-name="P73"/>
      <text:p text:style-name="P123"><text:span text:style-name="T66">ARTHUR</text:span></text:p>
      <text:p text:style-name="P123"/>
      <text:p text:style-name="P139"><text:tab/>De manière générale, nos choix technologiques reposent sur l’optimisation des ressources et la performance. Nous avons privilégié les conteneurs LXC pour leur faible consommation et leur rapidité, sauf pour les services critiques comme la base de données et l’environnement de test, qui nécessitent une isolation plus poussée via des VMs. </text:p>
      <text:p text:style-name="P73"/>
      <text:p text:style-name="P73"/>
      <text:list xml:id="list182702104402149" text:continue-list="list182702222913532" text:style-name="L1">
        <text:list-item>
          <text:p text:style-name="P21"><text:bookmark-start text:name="__RefHeading___Toc395_377169772 Copie 2 Copie 3"/>Planning et organisation<text:bookmark-end text:name="__RefHeading___Toc395_377169772 Copie 2 Copie 3"/></text:p>
        </text:list-item>
      </text:list>
      <text:p text:style-name="P43"/>
      <text:p text:style-name="P50"/>
      <text:list xml:id="list182701968255206" text:continue-list="list182701797591854" text:style-name="L20">
        <text:list-item>
          <text:p text:style-name="P29"><text:bookmark-start text:name="__RefHeading___Toc399_377169772 Copie 4 Copie 1 Copie 2 Copie 2 Copie 1 Copie 1 Copie 1 Copie 1 Copie 1 Copie 1 Copie 1"/>É<text:span text:style-name="T74">tapes à venir</text:span><text:bookmark-end text:name="__RefHeading___Toc399_377169772 Copie 4 Copie 1 Copie 2 Copie 2 Copie 1 Copie 1 Copie 1 Copie 1 Copie 1 Copie 1 Copie 1"/></text:p>
        </text:list-item>
      </text:list>
      <text:p text:style-name="P61"/>
      <text:p text:style-name="P67">AXEL</text:p>
      <text:p text:style-name="P96"/>
      <text:p text:style-name="P124">Citer les 3 parties du déploiement : Déploiement ; Configuration ; Sécurisation / Site</text:p>
      <text:p text:style-name="P82"><text:span text:style-name="T57">En cours : d</text:span>éploiement <text:span text:style-name="T58">basique </text:span>des services et serveurs <text:span text:style-name="T57">⇒ Socle de notre architecture</text:span></text:p>
      <text:list text:style-name="L15">
        <text:list-item>
          <text:p text:style-name="P79">Bastion SSH <text:span text:style-name="T59">(partiellement déployé)</text:span></text:p>
        </text:list-item>
        <text:list-item>
          <text:p text:style-name="P79"><text:span text:style-name="T57">S</text:span>erveur de logs </text:p>
        </text:list-item>
        <text:list-item>
          <text:p text:style-name="P79"><text:span text:style-name="T57">B</text:span>ases de données </text:p>
        </text:list-item>
        <text:list-item>
          <text:p text:style-name="P79"><text:span text:style-name="T57">S</text:span>ervices transverses <text:span text:style-name="T57">(notamment LDAP)</text:span></text:p>
        </text:list-item>
      </text:list>
      <text:p text:style-name="P82"><text:span text:style-name="T60">D</text:span>éfis techniques : <text:span text:style-name="T60">choses retors mais qui avancent</text:span></text:p>
      <text:list text:style-name="L18">
        <text:list-item>
          <text:p text:style-name="P80"><text:span text:style-name="T60">C</text:span>onfiguration avancée du pare-feu nécessite des ajustements</text:p>
        </text:list-item>
        <text:list-item>
          <text:p text:style-name="P80"><text:span text:style-name="T60">Ajustement de </text:span>la <text:span text:style-name="T60">récente </text:span>mise en cluster des hyperviseurs Proxmox </text:p>
        </text:list-item>
      </text:list>
      <text:p text:style-name="P82"><text:span text:style-name="T58">Les étapes suivantes </text:span><text:span text:style-name="T61">(techniques </text:span><text:span text:style-name="T62">only</text:span><text:span text:style-name="T61">)</text:span><text:span text:style-name="T58"> :</text:span></text:p>
      <text:list text:style-name="L19">
        <text:list-item>
          <text:p text:style-name="P81"><text:span text:style-name="T54">Fin étape 1 (Déploiement)</text:span><text:span text:style-name="T63"> : </text:span><text:span text:style-name="T64">M</text:span>ise en place du reverse proxy, du WAF et d<text:span text:style-name="T58">e la supervision /</text:span> monitoring <text:span text:style-name="T58">infra</text:span></text:p>
        </text:list-item>
      </text:list>
      <text:p text:style-name="P82"/>
      <text:p text:style-name="P46"/>
      <text:list xml:id="list182701417823288" text:continue-list="list182701968255206" text:style-name="L20">
        <text:list-item>
          <text:p text:style-name="P29"><text:bookmark-start text:name="__RefHeading___Toc399_377169772 Copie 4 Copie 1 Copie 2 Copie 2 Copie 1 Copie 1 Copie 1 Copie 1 Copie 1 Copie 1 Copie 2"/>planification <text:span text:style-name="T74">à plus long terme</text:span><text:bookmark-end text:name="__RefHeading___Toc399_377169772 Copie 4 Copie 1 Copie 2 Copie 2 Copie 1 Copie 1 Copie 1 Copie 1 Copie 1 Copie 1 Copie 2"/></text:p>
        </text:list-item>
      </text:list>
      <text:p text:style-name="P56"/>
      <text:p text:style-name="P69">LOÏS</text:p>
      <text:p text:style-name="P93"/>
      <text:p text:style-name="P121">Etape suivante -&gt; ajuter le configuration en fonction des bonne service : système, réseau et applicatif :</text:p>
      <text:p text:style-name="P122">⇒ Chaque service doit fonctionner correctement et de façon stable</text:p>
      <text:p text:style-name="P121"/>
      <text:p text:style-name="P121">Etape sécurisation de l’infrastructure</text:p>
      <text:list xml:id="list2512519498" text:style-name="L39">
        <text:list-item>
          <text:p text:style-name="P135">Niveau Réseau: pare-feu Stormshield, segmentation VLAN, restrictions d’accès</text:p>
        </text:list-item>
        <text:list-item>
          <text:p text:style-name="P135">Niveau Système: pare-feu sur les VM, restrictions des logiciels</text:p>
        </text:list-item>
        <text:list-item>
          <text:p text:style-name="P135">Niveau Applicative: durcissement des services, protection contre les vulnérabilités, monitoring des activités suspectes (a voir au niveau du temps) </text:p>
        </text:list-item>
      </text:list>
      <text:p text:style-name="P121"/>
      <text:p text:style-name="P121">Etape parallèle Implémentation et la mise en production du site e-commerce</text:p>
      <text:list xml:id="list299022719" text:style-name="L40">
        <text:list-item>
          <text:p text:style-name="P136">Paramétrage de WordPress et WooCommerce</text:p>
        </text:list-item>
        <text:list-item>
          <text:p text:style-name="P136">Optimisation des performances </text:p>
        </text:list-item>
        <text:list-item>
          <text:p text:style-name="P39">Tests fonctionnels avant la validation du Proof of Concept (POC).</text:p>
        </text:list-item>
      </text:list>
      <text:p text:style-name="P94"><text:span text:style-name="T1"/></text:p>
      <text:p text:style-name="P74"/>
      <text:list xml:id="list182701181260703" text:continue-list="list182702104402149" text:style-name="L1">
        <text:list-item>
          <text:p text:style-name="P22"><text:bookmark-start text:name="__RefHeading___Toc395_377169772 Copie 2 Copie 3 Copie 1"/>Conclusion<text:bookmark-end text:name="__RefHeading___Toc395_377169772 Copie 2 Copie 3 Copie 1"/></text:p>
        </text:list-item>
      </text:list>
      <text:p text:style-name="P44"/>
      <text:p text:style-name="P82"><text:span text:style-name="T15">LOÏS</text:span></text:p>
      <text:p text:style-name="P139"/>
      <text:p text:style-name="P139"><text:tab/>En résumé, nous déployons une infrastructure distribuée et sécurisée, en avançant progressivement vers un environnement stable et optimisé pour notre site e-commerce. La mise en place de la base est en train de se mettre en place avec la segmentation réseau, la virtualisation des services et les premières mesures de supervision, mais il reste encore des étapes cruciales à finaliser, notamment la sécurisation avancée, l’intégration applicative et la mise en production. L’objectif final est de valider notre Proof of Concept (POC) en garantissant performance, résilience et sécurité. Avec une approche méthodique et un suivi rigoureux, nous sommes en bonne voie pour livrer une plateforme fiable et évolutive.</text:p>
      <text:p text:style-name="P95"><text:span text:style-name="T1"/></text:p>
      <text:p text:style-name="P7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9725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2"><draw:image xlink:href="Pictures/10000000000004030000011A2B7FA017DDC64D01.png" xlink:type="simple" xlink:show="embed" xlink:actuate="onLoad" draw:mime-type="image/png"/></draw:frame><text:span text:style-name="MT1">Wizards &amp; Dice</text:span></text:p>
        <text:p text:style-name="MP1">Oral du jalon 4 – Script </text:p>
      </style:header>
      <style:footer>
        <text:p text:style-name="MP2"><draw:frame draw:style-name="Mfr2" draw:name="image4.png" text:anchor-type="char" svg:x="-1.154cm" svg:y="-0.46cm" svg:width="11.947cm" svg:height="1.891cm" draw:z-index="24"><draw:image xlink:href="Pictures/100000000000044E000000ADE9B20DD971A4C636.png" xlink:type="simple" xlink:show="embed" xlink:actuate="onLoad" draw:mime-type="image/png"/></draw:frame><text:page-number text:select-page="current">2</text:page-number><text:s/>/ <text:span text:style-name="MT2">1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2-16T18:27:00.443000000</dc:date>
    <meta:editing-duration>PT4H4M46S</meta:editing-duration>
    <meta:editing-cycles>73</meta:editing-cycles>
    <meta:document-statistic meta:table-count="0" meta:image-count="7" meta:object-count="0" meta:page-count="14" meta:paragraph-count="240" meta:word-count="2658" meta:character-count="16718" meta:non-whitespace-character-count="14357"/>
  </office:meta>
</office:document-meta>
</file>